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5F00000333A223BDD4C.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mily-generic="swiss"/>
    <style:font-face style:name="Consolas" svg:font-family="Consolas"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iberationSerif-Bold1" svg:font-family="LiberationSerif-Bold"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b2b2b" style:font-name="Times New Roman" fo:font-size="16pt" officeooo:paragraph-rsid="00119552" style:font-name-asian="Times New Roman1" style:font-size-asian="16pt" style:language-asian="en" style:country-asian="IN" style:font-name-complex="Times New Roman1" style:font-size-complex="16pt" fo:padding="0cm" fo:border="none"/>
    </style:style>
    <style:style style:name="P2" style:family="paragraph" style:parent-style-name="Standard">
      <style:paragraph-properties fo:margin-top="0cm" fo:margin-bottom="0cm" style:contextual-spacing="false" fo:line-height="100%"/>
      <style:text-properties officeooo:paragraph-rsid="00119552"/>
    </style:style>
    <style:style style:name="P3" style:family="paragraph" style:parent-style-name="Standard">
      <style:paragraph-properties fo:margin-top="0cm" fo:margin-bottom="0cm" style:contextual-spacing="false" fo:line-height="100%"/>
      <style:text-properties style:font-name="Times New Roman" fo:font-size="12pt" officeooo:paragraph-rsid="00119552" style:font-size-asian="12pt" style:font-name-complex="Times New Roman1" style:font-size-complex="12pt"/>
    </style:style>
    <style:style style:name="P4" style:family="paragraph" style:parent-style-name="Standard">
      <style:paragraph-properties fo:margin-top="0cm" fo:margin-bottom="0cm" style:contextual-spacing="false" fo:line-height="100%" fo:text-align="justify" style:justify-single-word="false"/>
      <style:text-properties style:font-name="Times New Roman" fo:font-size="12pt" officeooo:paragraph-rsid="00119552" style:font-size-asian="12pt" style:font-name-complex="Times New Roman1" style:font-size-complex="12pt"/>
    </style:style>
    <style:style style:name="P5" style:family="paragraph" style:parent-style-name="Standard">
      <style:paragraph-properties fo:margin-top="0cm" fo:margin-bottom="0cm" style:contextual-spacing="false" fo:line-height="100%"/>
      <style:text-properties style:font-name="Times New Roman" fo:font-size="12pt" fo:font-weight="bold" officeooo:paragraph-rsid="00119552" style:font-size-asian="12pt" style:font-weight-asian="bold" style:font-name-complex="Times New Roman1" style:font-size-complex="12pt" style:font-weight-complex="bold"/>
    </style:style>
    <style:style style:name="P6" style:family="paragraph" style:parent-style-name="Standard">
      <style:paragraph-properties fo:margin-top="0cm" fo:margin-bottom="0cm" style:contextual-spacing="false" fo:line-height="100%"/>
      <style:text-properties style:font-name="Times New Roman" fo:font-size="16pt" officeooo:paragraph-rsid="00119552" style:font-size-asian="16pt" style:font-name-complex="Times New Roman1" style:font-size-complex="16pt"/>
    </style:style>
    <style:style style:name="P7" style:family="paragraph" style:parent-style-name="Standard">
      <style:paragraph-properties fo:margin-top="0cm" fo:margin-bottom="0cm" style:contextual-spacing="false" fo:line-height="100%"/>
      <style:text-properties style:font-name="Times New Roman" fo:font-size="14pt" fo:font-weight="bold" officeooo:paragraph-rsid="00119552" style:font-size-asian="14pt" style:font-weight-asian="bold" style:font-name-complex="Times New Roman1" style:font-size-complex="14pt" style:font-weight-complex="bold"/>
    </style:style>
    <style:style style:name="P8" style:family="paragraph" style:parent-style-name="Standard">
      <style:paragraph-properties fo:margin-top="0cm" fo:margin-bottom="0cm" style:contextual-spacing="false" fo:line-height="100%"/>
      <style:text-properties style:font-name="LiberationSerif-Bold" fo:font-size="12pt" fo:font-weight="bold" officeooo:paragraph-rsid="00119552" style:font-size-asian="12pt" style:font-weight-asian="bold" style:font-name-complex="LiberationSerif-Bold1" style:font-size-complex="12pt" style:font-weight-complex="bold"/>
    </style:style>
    <style:style style:name="P9" style:family="paragraph" style:parent-style-name="Standard">
      <style:paragraph-properties fo:margin-top="0cm" fo:margin-bottom="0cm" style:contextual-spacing="false" fo:line-height="100%" fo:text-align="justify" style:justify-single-word="false" fo:background-color="#ffffff">
        <style:background-image/>
      </style:paragraph-properties>
      <style:text-properties officeooo:paragraph-rsid="00119552"/>
    </style:style>
    <style:style style:name="P10" style:family="paragraph" style:parent-style-name="Standard">
      <style:paragraph-properties fo:margin-top="0cm" fo:margin-bottom="0cm" style:contextual-spacing="false" fo:line-height="100%" fo:background-color="#ffffff">
        <style:background-image/>
      </style:paragraph-properties>
      <style:text-properties officeooo:paragraph-rsid="00119552"/>
    </style:style>
    <style:style style:name="P11" style:family="paragraph" style:parent-style-name="Standard">
      <style:paragraph-properties fo:margin-top="0cm" fo:margin-bottom="0cm" style:contextual-spacing="false" fo:line-height="100%" fo:text-align="justify" style:justify-single-word="false" fo:background-color="#ffffff" style:vertical-align="baseline">
        <style:background-image/>
      </style:paragraph-properties>
      <style:text-properties fo:color="#2b2b2b" style:font-name="Times New Roman" fo:font-size="12pt" officeooo:paragraph-rsid="00119552" style:font-name-asian="Times New Roman1" style:font-size-asian="12pt" style:language-asian="en" style:country-asian="IN" style:font-name-complex="Times New Roman1" style:font-size-complex="12pt" fo:padding="0cm" fo:border="none"/>
    </style:style>
    <style:style style:name="P12" style:family="paragraph" style:parent-style-name="Standard">
      <style:paragraph-properties fo:margin-top="0cm" fo:margin-bottom="0cm" style:contextual-spacing="false" fo:line-height="100%" fo:background-color="#ffffff" style:vertical-align="baseline">
        <style:background-image/>
      </style:paragraph-properties>
      <style:text-properties fo:color="#2b2b2b" style:font-name="Times New Roman" fo:font-size="12pt" officeooo:paragraph-rsid="00119552" style:font-name-asian="Times New Roman1" style:font-size-asian="12pt" style:language-asian="en" style:country-asian="IN" style:font-name-complex="Times New Roman1" style:font-size-complex="12pt" fo:padding="0cm" fo:border="none"/>
    </style:style>
    <style:style style:name="P13" style:family="paragraph" style:parent-style-name="Standard">
      <style:paragraph-properties fo:margin-top="0cm" fo:margin-bottom="0cm" style:contextual-spacing="false" fo:line-height="100%" fo:background-color="#ffffff">
        <style:background-image/>
      </style:paragraph-properties>
      <style:text-properties fo:color="#333333" style:font-name="Times New Roman" fo:font-size="12pt" officeooo:paragraph-rsid="00119552" style:font-name-asian="Times New Roman1" style:font-size-asian="12pt" style:font-name-complex="Times New Roman1" style:font-size-complex="12pt"/>
    </style:style>
    <style:style style:name="P14" style:family="paragraph" style:parent-style-name="Standard">
      <style:paragraph-properties fo:margin-top="0cm" fo:margin-bottom="0cm" style:contextual-spacing="false" fo:line-height="100%" fo:text-align="justify" style:justify-single-word="false" fo:background-color="#ffffff">
        <style:background-image/>
      </style:paragraph-properties>
      <style:text-properties fo:color="#333333" style:font-name="Times New Roman" fo:font-size="12pt" officeooo:paragraph-rsid="00119552" style:font-name-asian="Times New Roman1" style:font-size-asian="12pt" style:font-name-complex="Times New Roman1" style:font-size-complex="12pt"/>
    </style:style>
    <style:style style:name="P15" style:family="paragraph" style:parent-style-name="Standard">
      <style:paragraph-properties fo:margin-top="0cm" fo:margin-bottom="0cm" style:contextual-spacing="false" fo:line-height="100%" fo:background-color="#ffffff">
        <style:background-image/>
      </style:paragraph-properties>
      <style:text-properties fo:color="#333333" style:font-name="Times New Roman" fo:font-size="12pt" fo:font-weight="bold" officeooo:paragraph-rsid="00119552" style:font-name-asian="Times New Roman1" style:font-size-asian="12pt" style:font-weight-asian="bold" style:font-name-complex="Times New Roman1" style:font-size-complex="12pt"/>
    </style:style>
    <style:style style:name="P16" style:family="paragraph" style:parent-style-name="Standard">
      <style:paragraph-properties fo:margin-top="0cm" fo:margin-bottom="0cm" style:contextual-spacing="false" fo:line-height="100%" fo:background-color="#ffffff">
        <style:background-image/>
      </style:paragraph-properties>
      <style:text-properties fo:color="#333333" style:font-name="Times New Roman" fo:font-size="12pt" officeooo:paragraph-rsid="00119552" style:font-size-asian="12pt" style:font-name-complex="Times New Roman1" style:font-size-complex="12pt"/>
    </style:style>
    <style:style style:name="P17" style:family="paragraph" style:parent-style-name="Standard">
      <style:paragraph-properties fo:margin-top="0cm" fo:margin-bottom="0cm" style:contextual-spacing="false" fo:line-height="100%" fo:background-color="#ffffff">
        <style:background-image/>
      </style:paragraph-properties>
      <style:text-properties fo:color="#333333" style:font-name="Times New Roman" fo:font-size="16pt" officeooo:paragraph-rsid="00119552" style:font-name-asian="Times New Roman1" style:font-size-asian="16pt" style:font-name-complex="Times New Roman1" style:font-size-complex="16pt"/>
    </style:style>
    <style:style style:name="P18" style:family="paragraph" style:parent-style-name="Standard">
      <style:paragraph-properties fo:margin-top="0cm" fo:margin-bottom="0cm" style:contextual-spacing="false" fo:line-height="100%" fo:background-color="#ffffff">
        <style:background-image/>
      </style:paragraph-properties>
      <style:text-properties fo:color="#333333" style:font-name="Times New Roman" fo:font-size="14pt" fo:font-weight="bold" officeooo:paragraph-rsid="00119552" style:font-name-asian="Times New Roman1" style:font-size-asian="14pt" style:font-weight-asian="bold" style:font-name-complex="Times New Roman1" style:font-size-complex="14pt"/>
    </style:style>
    <style:style style:name="P19" style:family="paragraph" style:parent-style-name="Standard">
      <style:paragraph-properties fo:margin-top="0cm" fo:margin-bottom="0cm" style:contextual-spacing="false" fo:line-height="100%" fo:background-color="#ffffff">
        <style:background-image/>
      </style:paragraph-properties>
      <style:text-properties style:font-name="Times New Roman" fo:font-size="12pt" officeooo:paragraph-rsid="00119552" style:font-size-asian="12pt" style:font-name-complex="Times New Roman1" style:font-size-complex="12pt"/>
    </style:style>
    <style:style style:name="P20" style:family="paragraph" style:parent-style-name="Standard">
      <style:paragraph-properties fo:margin-top="0cm" fo:margin-bottom="0cm" style:contextual-spacing="false" fo:line-height="100%" fo:text-align="justify" style:justify-single-word="false" fo:background-color="#ffffff">
        <style:background-image/>
      </style:paragraph-properties>
      <style:text-properties style:font-name="Times New Roman" fo:font-size="12pt" officeooo:paragraph-rsid="00119552" style:font-size-asian="12pt" style:font-name-complex="Times New Roman1" style:font-size-complex="12pt"/>
    </style:style>
    <style:style style:name="P21" style:family="paragraph" style:parent-style-name="Standard">
      <style:paragraph-properties fo:margin-top="0cm" fo:margin-bottom="0cm" style:contextual-spacing="false" fo:line-height="100%" fo:background-color="#ffffff">
        <style:background-image/>
      </style:paragraph-properties>
      <style:text-properties style:font-name="Times New Roman" fo:font-size="14pt" fo:font-weight="bold" officeooo:paragraph-rsid="00119552" style:font-size-asian="14pt" style:font-weight-asian="bold" style:font-name-complex="Times New Roman1" style:font-size-complex="14pt" style:font-weight-complex="bold"/>
    </style:style>
    <style:style style:name="P22"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properties officeooo:paragraph-rsid="00119552"/>
    </style:style>
    <style:style style:name="P23" style:family="paragraph" style:parent-style-name="Standard">
      <style:paragraph-properties fo:margin-left="0.635cm" fo:margin-right="0cm" fo:margin-top="0cm" fo:margin-bottom="0cm" style:contextual-spacing="false" fo:line-height="100%" fo:text-align="justify" style:justify-single-word="false" fo:text-indent="0cm" style:auto-text-indent="false"/>
      <style:text-properties style:font-name="Times New Roman" fo:font-size="12pt" fo:font-weight="bold" officeooo:paragraph-rsid="00119552" style:font-size-asian="12pt" style:font-weight-asian="bold" style:font-name-complex="Times New Roman1" style:font-size-complex="12pt" style:font-weight-complex="bold"/>
    </style:style>
    <style:style style:name="P24" style:family="paragraph" style:parent-style-name="No_20_Spacing">
      <style:paragraph-properties fo:margin-left="0.635cm" fo:margin-right="0cm" fo:text-align="justify" style:justify-single-word="false" fo:text-indent="0cm" style:auto-text-indent="false"/>
      <style:text-properties style:font-name="Times New Roman" fo:font-size="13pt" officeooo:paragraph-rsid="00119552" style:font-size-asian="13pt" style:language-asian="en" style:country-asian="IN" style:font-name-complex="Times New Roman1" style:font-size-complex="13pt" fo:padding="0cm" fo:border="none"/>
    </style:style>
    <style:style style:name="P25" style:family="paragraph" style:parent-style-name="No_20_Spacing">
      <style:paragraph-properties fo:margin-left="0.635cm" fo:margin-right="0cm" fo:text-align="justify" style:justify-single-word="false" fo:text-indent="0cm" style:auto-text-indent="false"/>
      <style:text-properties style:font-name="Times New Roman" fo:font-size="13pt" officeooo:paragraph-rsid="00119552" style:font-size-asian="13pt" style:language-asian="en" style:country-asian="IN" style:font-name-complex="Times New Roman1" style:font-size-complex="13pt"/>
    </style:style>
    <style:style style:name="P26" style:family="paragraph" style:parent-style-name="No_20_Spacing">
      <style:paragraph-properties fo:margin-left="0.635cm" fo:margin-right="0cm" fo:text-align="justify" style:justify-single-word="false" fo:text-indent="0cm" style:auto-text-indent="false"/>
      <style:text-properties style:font-name="Times New Roman" fo:font-size="13pt" fo:font-weight="bold" officeooo:paragraph-rsid="00119552" style:font-size-asian="13pt" style:language-asian="en" style:country-asian="IN" style:font-weight-asian="bold" style:font-name-complex="Times New Roman1" style:font-size-complex="13pt" fo:padding="0cm" fo:border="none"/>
    </style:style>
    <style:style style:name="P27" style:family="paragraph" style:parent-style-name="No_20_Spacing">
      <style:paragraph-properties fo:margin-left="0.635cm" fo:margin-right="0cm" fo:text-align="justify" style:justify-single-word="false" fo:text-indent="0cm" style:auto-text-indent="false"/>
      <style:text-properties style:font-name="Times New Roman" fo:font-size="12pt" fo:font-weight="bold" officeooo:paragraph-rsid="00119552" style:font-size-asian="12pt" style:language-asian="en" style:country-asian="IN" style:font-weight-asian="bold" style:font-name-complex="Times New Roman1" style:font-size-complex="12pt"/>
    </style:style>
    <style:style style:name="P28" style:family="paragraph" style:parent-style-name="No_20_Spacing">
      <style:paragraph-properties fo:margin-left="0.635cm" fo:margin-right="0cm" fo:text-align="justify" style:justify-single-word="false" fo:text-indent="0cm" style:auto-text-indent="false"/>
      <style:text-properties style:font-name="Times New Roman" fo:font-size="12pt" officeooo:paragraph-rsid="00119552" style:font-size-asian="12pt" style:language-asian="en" style:country-asian="IN" style:font-name-complex="Times New Roman1" style:font-size-complex="12pt"/>
    </style:style>
    <style:style style:name="P29" style:family="paragraph" style:parent-style-name="Standard">
      <style:paragraph-properties fo:margin-left="0.794cm" fo:margin-right="0cm" fo:margin-top="0cm" fo:margin-bottom="0cm" style:contextual-spacing="false" fo:line-height="100%" fo:text-indent="0cm" style:auto-text-indent="false" fo:background-color="#ffffff" style:vertical-align="baseline">
        <style:background-image/>
      </style:paragraph-properties>
      <style:text-properties fo:color="#2b2b2b" style:font-name="Open Sans" fo:font-size="12pt" officeooo:paragraph-rsid="00119552" style:font-name-asian="Times New Roman1" style:font-size-asian="12pt" style:language-asian="en" style:country-asian="IN" style:font-name-complex="Times New Roman1" style:font-size-complex="12pt"/>
    </style:style>
    <style:style style:name="P30" style:family="paragraph" style:parent-style-name="Standard">
      <style:paragraph-properties fo:margin-left="0.794cm" fo:margin-right="0cm" fo:margin-top="0cm" fo:margin-bottom="0cm" style:contextual-spacing="false" fo:line-height="100%" fo:text-indent="0cm" style:auto-text-indent="false" fo:background-color="#ffffff" style:vertical-align="baseline">
        <style:background-image/>
      </style:paragraph-properties>
      <style:text-properties officeooo:paragraph-rsid="00119552"/>
    </style:style>
    <style:style style:name="P31" style:family="paragraph" style:parent-style-name="Standard">
      <style:paragraph-properties fo:margin-left="0.794cm" fo:margin-right="0cm" fo:margin-top="0cm" fo:margin-bottom="0cm" style:contextual-spacing="false" fo:line-height="100%" fo:text-indent="0cm" style:auto-text-indent="false" fo:background-color="#ffffff" style:vertical-align="baseline">
        <style:background-image/>
      </style:paragraph-properties>
      <style:text-properties fo:color="#333333" style:font-name="Times New Roman" fo:font-size="12pt" officeooo:paragraph-rsid="00119552" fo:background-color="#ffffff" style:font-size-asian="12pt" style:font-name-complex="Times New Roman1" style:font-size-complex="12pt"/>
    </style:style>
    <style:style style:name="P32" style:family="paragraph" style:parent-style-name="No_20_Spacing">
      <style:paragraph-properties fo:text-align="justify" style:justify-single-word="false"/>
      <style:text-properties fo:color="#333333" style:font-name="Times New Roman" fo:font-size="12pt" fo:language="en" fo:country="US" fo:font-weight="bold" officeooo:paragraph-rsid="00119552" style:font-name-asian="Times New Roman1" style:font-size-asian="12pt" style:font-weight-asian="bold" style:font-name-complex="Times New Roman1" style:font-size-complex="12pt"/>
    </style:style>
    <style:style style:name="P33" style:family="paragraph" style:parent-style-name="No_20_Spacing">
      <style:paragraph-properties fo:text-align="justify" style:justify-single-word="false"/>
      <style:text-properties officeooo:paragraph-rsid="00119552"/>
    </style:style>
    <style:style style:name="P34" style:family="paragraph" style:parent-style-name="No_20_Spacing">
      <style:paragraph-properties fo:text-align="justify" style:justify-single-word="false"/>
      <style:text-properties style:font-name="Times New Roman" fo:font-size="12pt" officeooo:paragraph-rsid="00119552" style:font-size-asian="12pt" style:language-asian="en" style:country-asian="IN" style:font-name-complex="Times New Roman1" style:font-size-complex="12pt" fo:padding="0cm" fo:border="none"/>
    </style:style>
    <style:style style:name="P35" style:family="paragraph" style:parent-style-name="No_20_Spacing">
      <style:paragraph-properties fo:text-align="justify" style:justify-single-word="false"/>
      <style:text-properties style:font-name="Times New Roman" fo:font-size="12pt" officeooo:paragraph-rsid="00119552" style:font-size-asian="12pt" style:language-asian="en" style:country-asian="IN" style:font-name-complex="Times New Roman1" style:font-size-complex="12pt"/>
    </style:style>
    <style:style style:name="P36" style:family="paragraph" style:parent-style-name="No_20_Spacing">
      <style:paragraph-properties fo:text-align="justify" style:justify-single-word="false"/>
      <style:text-properties style:font-name="Times New Roman" fo:font-size="12pt" fo:language="en" fo:country="US" officeooo:paragraph-rsid="00119552" style:font-size-asian="12pt" style:font-name-complex="Times New Roman1" style:font-size-complex="12pt"/>
    </style:style>
    <style:style style:name="P37" style:family="paragraph" style:parent-style-name="No_20_Spacing">
      <style:paragraph-properties fo:text-align="justify" style:justify-single-word="false"/>
      <style:text-properties style:font-name="Times New Roman" fo:font-size="12pt" fo:font-weight="bold" officeooo:paragraph-rsid="00119552" style:font-size-asian="12pt" style:language-asian="en" style:country-asian="IN" style:font-weight-asian="bold" style:font-name-complex="Times New Roman1" style:font-size-complex="12pt"/>
    </style:style>
    <style:style style:name="P38" style:family="paragraph" style:parent-style-name="No_20_Spacing">
      <style:paragraph-properties fo:text-align="justify" style:justify-single-word="false"/>
      <style:text-properties style:font-name="Times New Roman" fo:font-size="12pt" fo:font-weight="bold" officeooo:paragraph-rsid="00119552" style:font-size-asian="12pt" style:language-asian="en" style:country-asian="IN" style:font-weight-asian="bold" style:font-name-complex="Times New Roman1" style:font-size-complex="12pt" fo:padding="0cm" fo:border="none"/>
    </style:style>
    <style:style style:name="P39" style:family="paragraph" style:parent-style-name="No_20_Spacing">
      <style:paragraph-properties fo:text-align="justify" style:justify-single-word="false"/>
      <style:text-properties style:font-name="Times New Roman" fo:font-size="13pt" officeooo:paragraph-rsid="00119552" style:font-size-asian="13pt" style:language-asian="en" style:country-asian="IN" style:font-name-complex="Times New Roman1" style:font-size-complex="13pt" fo:padding="0cm" fo:border="none"/>
    </style:style>
    <style:style style:name="P40" style:family="paragraph" style:parent-style-name="No_20_Spacing">
      <style:paragraph-properties fo:text-align="justify" style:justify-single-word="false"/>
      <style:text-properties style:font-name="Times New Roman" fo:font-size="13pt" officeooo:paragraph-rsid="00119552" style:font-size-asian="13pt" style:language-asian="en" style:country-asian="IN" style:font-name-complex="Times New Roman1" style:font-size-complex="13pt"/>
    </style:style>
    <style:style style:name="P41" style:family="paragraph" style:parent-style-name="No_20_Spacing">
      <style:paragraph-properties fo:text-align="justify" style:justify-single-word="false"/>
      <style:text-properties style:font-name="Times New Roman" fo:font-size="13pt" fo:font-weight="bold" officeooo:paragraph-rsid="00119552" style:font-size-asian="13pt" style:language-asian="en" style:country-asian="IN" style:font-weight-asian="bold" style:font-name-complex="Times New Roman1" style:font-size-complex="13pt"/>
    </style:style>
    <style:style style:name="P42" style:family="paragraph" style:parent-style-name="Plain_20_Text">
      <style:paragraph-properties fo:margin-left="0cm" fo:margin-right="0cm" fo:text-indent="1.27cm" style:auto-text-indent="false"/>
      <style:text-properties style:font-name="Times New Roman" fo:font-size="12pt" officeooo:paragraph-rsid="00119552" style:font-size-asian="12pt" style:font-name-complex="Times New Roman1" style:font-size-complex="12pt"/>
    </style:style>
    <style:style style:name="P43" style:family="paragraph" style:parent-style-name="No_20_Spacing">
      <style:paragraph-properties fo:margin-left="0cm" fo:margin-right="0cm" fo:text-align="justify" style:justify-single-word="false" fo:text-indent="1.27cm" style:auto-text-indent="false"/>
      <style:text-properties style:font-name="Times New Roman" fo:font-size="12pt" officeooo:paragraph-rsid="00119552" style:font-size-asian="12pt" style:language-asian="en" style:country-asian="IN" style:font-name-complex="Times New Roman1" style:font-size-complex="12pt"/>
    </style:style>
    <style:style style:name="P44" style:family="paragraph" style:parent-style-name="No_20_Spacing">
      <style:paragraph-properties fo:margin-left="0.635cm" fo:margin-right="0cm" fo:text-align="justify" style:justify-single-word="false" fo:text-indent="0.635cm" style:auto-text-indent="false"/>
      <style:text-properties style:font-name="Times New Roman" fo:font-size="12pt" officeooo:paragraph-rsid="00119552" style:font-size-asian="12pt" style:language-asian="en" style:country-asian="IN" style:font-name-complex="Times New Roman1" style:font-size-complex="12pt" fo:padding="0cm" fo:border="none"/>
    </style:style>
    <style:style style:name="P45" style:family="paragraph" style:parent-style-name="No_20_Spacing">
      <style:paragraph-properties fo:margin-left="0.635cm" fo:margin-right="0cm" fo:text-align="justify" style:justify-single-word="false" fo:text-indent="0.635cm" style:auto-text-indent="false"/>
      <style:text-properties style:font-name="Times New Roman" fo:font-size="12pt" officeooo:paragraph-rsid="00119552" style:font-size-asian="12pt" style:language-asian="en" style:country-asian="IN" style:font-name-complex="Times New Roman1" style:font-size-complex="12pt"/>
    </style:style>
    <style:style style:name="P46" style:family="paragraph" style:parent-style-name="Plain_20_Text">
      <style:text-properties style:font-name="Times New Roman" fo:font-size="12pt" officeooo:paragraph-rsid="00119552" style:font-size-asian="12pt" style:font-name-complex="Times New Roman1" style:font-size-complex="12pt"/>
    </style:style>
    <style:style style:name="P47" style:family="paragraph" style:parent-style-name="Plain_20_Text">
      <style:paragraph-properties>
        <style:tab-stops>
          <style:tab-stop style:position="1.905cm"/>
          <style:tab-stop style:position="7.144cm"/>
        </style:tab-stops>
      </style:paragraph-properties>
      <style:text-properties style:font-name="Times New Roman" fo:font-size="12pt" officeooo:paragraph-rsid="00119552" style:font-size-asian="12pt" style:font-name-complex="Times New Roman1" style:font-size-complex="12pt"/>
    </style:style>
    <style:style style:name="P48" style:family="paragraph" style:parent-style-name="Plain_20_Text">
      <style:text-properties style:font-name="Times New Roman" fo:font-size="12pt" officeooo:paragraph-rsid="00119552" style:font-size-asian="12pt" style:language-asian="en" style:country-asian="IN" style:font-name-complex="Times New Roman1" style:font-size-complex="12pt" fo:padding="0cm" fo:border="none"/>
    </style:style>
    <style:style style:name="P49" style:family="paragraph" style:parent-style-name="Plain_20_Text">
      <style:text-properties style:font-name="Times New Roman" fo:font-size="12pt" fo:font-weight="bold" officeooo:paragraph-rsid="00119552" style:font-size-asian="12pt" style:language-asian="en" style:country-asian="IN" style:font-weight-asian="bold" style:font-name-complex="Times New Roman1" style:font-size-complex="12pt" fo:padding="0cm" fo:border="none"/>
    </style:style>
    <style:style style:name="P50" style:family="paragraph" style:parent-style-name="Plain_20_Text">
      <style:text-properties style:font-name="Times New Roman" fo:font-size="12pt" fo:font-weight="bold" officeooo:paragraph-rsid="00119552" style:font-size-asian="12pt" style:font-weight-asian="bold" style:font-name-complex="Times New Roman1" style:font-size-complex="12pt"/>
    </style:style>
    <style:style style:name="P51" style:family="paragraph" style:parent-style-name="Plain_20_Text">
      <style:text-properties officeooo:paragraph-rsid="00119552"/>
    </style:style>
    <style:style style:name="P52" style:family="paragraph" style:parent-style-name="Plain_20_Text">
      <style:paragraph-properties fo:margin-left="0.714cm" fo:margin-right="0cm" fo:text-indent="0cm" style:auto-text-indent="false"/>
      <style:text-properties style:font-name="Times New Roman" fo:font-size="12pt" officeooo:paragraph-rsid="00119552" style:font-size-asian="12pt" style:font-name-complex="Times New Roman1" style:font-size-complex="12pt"/>
    </style:style>
    <style:style style:name="P53" style:family="paragraph" style:parent-style-name="Plain_20_Text">
      <style:paragraph-properties fo:margin-left="1.27cm" fo:margin-right="0cm" fo:text-indent="0cm" style:auto-text-indent="false"/>
      <style:text-properties style:font-name="Times New Roman" fo:font-size="12pt" officeooo:paragraph-rsid="00119552" style:font-size-asian="12pt" style:font-name-complex="Times New Roman1" style:font-size-complex="12pt"/>
    </style:style>
    <style:style style:name="P54" style:family="paragraph" style:parent-style-name="Standard" style:master-page-name="Standard">
      <style:paragraph-properties style:page-number="auto"/>
      <style:text-properties officeooo:paragraph-rsid="00119552"/>
    </style:style>
    <style:style style:name="P55" style:family="paragraph" style:parent-style-name="Standard" style:list-style-name="WWNum3">
      <style:paragraph-properties fo:margin-left="0.794cm" fo:margin-right="0cm" fo:margin-top="0cm" fo:margin-bottom="0cm" style:contextual-spacing="false" fo:line-height="100%" fo:text-indent="-0.635cm" style:auto-text-indent="false" fo:background-color="#ffffff" style:vertical-align="baseline">
        <style:background-image/>
      </style:paragraph-properties>
      <style:text-properties officeooo:paragraph-rsid="00119552"/>
    </style:style>
    <style:style style:name="P56" style:family="paragraph" style:parent-style-name="Standard" style:list-style-name="WWNum3">
      <style:paragraph-properties fo:margin-left="0.794cm" fo:margin-right="0cm" fo:margin-top="0cm" fo:margin-bottom="0cm" style:contextual-spacing="false" fo:line-height="100%" fo:text-indent="-0.635cm" style:auto-text-indent="false" fo:background-color="#ffffff" style:vertical-align="baseline">
        <style:background-image/>
      </style:paragraph-properties>
      <style:text-properties fo:color="#2b2b2b" style:font-name="Times New Roman" fo:font-size="12pt" officeooo:paragraph-rsid="00119552" style:font-name-asian="Times New Roman1" style:font-size-asian="12pt" style:language-asian="en" style:country-asian="IN" style:font-name-complex="Times New Roman1" style:font-size-complex="12pt" fo:padding="0cm" fo:border="none"/>
    </style:style>
    <style:style style:name="P57" style:family="paragraph" style:parent-style-name="Standard">
      <style:paragraph-properties fo:margin-top="0cm" fo:margin-bottom="0cm" style:contextual-spacing="false" fo:line-height="100%"/>
      <style:text-properties style:font-name="Times New Roman" fo:font-size="12pt" officeooo:paragraph-rsid="00119552" style:font-size-asian="12pt" style:font-name-complex="Times New Roman1" style:font-size-complex="12pt"/>
    </style:style>
    <style:style style:name="P58" style:family="paragraph" style:parent-style-name="Standard">
      <style:paragraph-properties fo:margin-top="0cm" fo:margin-bottom="0cm" style:contextual-spacing="false" fo:line-height="100%"/>
      <style:text-properties officeooo:paragraph-rsid="00119552"/>
    </style:style>
    <style:style style:name="P59" style:family="paragraph" style:parent-style-name="Standard">
      <style:paragraph-properties fo:margin-top="0cm" fo:margin-bottom="0cm" style:contextual-spacing="false" fo:line-height="100%" fo:background-color="#ffffff">
        <style:background-image/>
      </style:paragraph-properties>
      <style:text-properties style:font-name="Times New Roman" fo:font-size="12pt" officeooo:paragraph-rsid="00119552" style:font-size-asian="12pt" style:font-name-complex="Times New Roman1" style:font-size-complex="12pt"/>
    </style:style>
    <style:style style:name="P60" style:family="paragraph" style:parent-style-name="Standard">
      <style:paragraph-properties fo:margin-top="0cm" fo:margin-bottom="0cm" style:contextual-spacing="false" fo:line-height="100%" fo:text-align="start" style:justify-single-word="false" fo:background-color="#ffffff">
        <style:background-image/>
      </style:paragraph-properties>
      <style:text-properties fo:color="#333333" style:font-name="Times New Roman" fo:font-size="12pt" officeooo:paragraph-rsid="00119552" style:font-name-asian="Times New Roman1" style:font-size-asian="12pt" style:font-name-complex="Times New Roman1" style:font-size-complex="12pt"/>
    </style:style>
    <style:style style:name="P61" style:family="paragraph" style:parent-style-name="No_20_Spacing">
      <style:paragraph-properties fo:text-align="justify" style:justify-single-word="false"/>
      <style:text-properties style:font-name="Times New Roman" fo:font-size="12pt" officeooo:paragraph-rsid="00119552" style:font-size-asian="12pt" style:font-name-complex="Times New Roman1" style:font-size-complex="12pt"/>
    </style:style>
    <style:style style:name="P62" style:family="paragraph" style:parent-style-name="No_20_Spacing">
      <style:paragraph-properties fo:margin-left="0.635cm" fo:margin-right="0cm" fo:text-align="justify" style:justify-single-word="false" fo:text-indent="0cm" style:auto-text-indent="false"/>
      <style:text-properties style:font-name="Times New Roman" fo:font-size="12pt" officeooo:rsid="00135cdc" officeooo:paragraph-rsid="00135cdc" style:font-size-asian="12pt" style:language-asian="en" style:country-asian="IN" style:font-name-complex="Times New Roman1" style:font-size-complex="12pt"/>
    </style:style>
    <style:style style:name="P63" style:family="paragraph" style:parent-style-name="List_20_Paragraph" style:list-style-name="WWNum2">
      <style:paragraph-properties fo:margin-top="0cm" fo:margin-bottom="0cm" style:contextual-spacing="true" fo:line-height="100%" fo:text-align="justify" style:justify-single-word="false"/>
      <style:text-properties style:font-name="Times New Roman" fo:font-size="12pt" fo:font-weight="bold" officeooo:paragraph-rsid="00119552" style:font-size-asian="12pt" style:font-weight-asian="bold" style:font-name-complex="Times New Roman1" style:font-size-complex="12pt" style:font-weight-complex="bold"/>
    </style:style>
    <style:style style:name="P64" style:family="paragraph" style:parent-style-name="List_20_Paragraph" style:list-style-name="WWNum2">
      <style:paragraph-properties fo:margin-top="0cm" fo:margin-bottom="0cm" style:contextual-spacing="true" fo:line-height="100%"/>
      <style:text-properties style:font-name="Times New Roman" fo:font-size="12pt" fo:font-weight="bold" officeooo:paragraph-rsid="00119552" style:font-size-asian="12pt" style:font-weight-asian="bold" style:font-name-complex="Times New Roman1" style:font-size-complex="12pt" style:font-weight-complex="bold"/>
    </style:style>
    <style:style style:name="P65" style:family="paragraph" style:parent-style-name="List_20_Paragraph" style:list-style-name="WWNum2">
      <style:paragraph-properties fo:margin-top="0cm" fo:margin-bottom="0cm" style:contextual-spacing="true" fo:line-height="100%"/>
      <style:text-properties officeooo:paragraph-rsid="00119552"/>
    </style:style>
    <style:style style:name="P66" style:family="paragraph" style:parent-style-name="Plain_20_Text">
      <style:paragraph-properties>
        <style:tab-stops>
          <style:tab-stop style:position="1.905cm"/>
          <style:tab-stop style:position="7.144cm"/>
        </style:tab-stops>
      </style:paragraph-properties>
      <style:text-properties style:font-name="Times New Roman" fo:font-size="12pt" officeooo:paragraph-rsid="00119552" style:font-size-asian="12pt" style:font-name-complex="Times New Roman1" style:font-size-complex="12pt"/>
    </style:style>
    <style:style style:name="P67" style:family="paragraph" style:parent-style-name="Plain_20_Text">
      <style:paragraph-properties>
        <style:tab-stops>
          <style:tab-stop style:position="1.905cm"/>
          <style:tab-stop style:position="7.144cm"/>
        </style:tab-stops>
      </style:paragraph-properties>
      <style:text-properties style:font-name="Times New Roman" fo:font-size="12pt" officeooo:paragraph-rsid="00135cdc" style:font-size-asian="12pt" style:font-name-complex="Times New Roman1" style:font-size-complex="12pt"/>
    </style:style>
    <style:style style:name="P68" style:family="paragraph" style:parent-style-name="Plain_20_Text">
      <style:text-properties style:font-name="Times New Roman" fo:font-size="12pt" officeooo:rsid="00135cdc" officeooo:paragraph-rsid="00135cdc" style:font-size-asian="12pt" style:font-name-complex="Times New Roman1" style:font-size-complex="12pt"/>
    </style:style>
    <style:style style:name="P69" style:family="paragraph" style:parent-style-name="Plain_20_Text">
      <style:text-properties style:font-name="Times New Roman" fo:font-size="12pt" officeooo:paragraph-rsid="00119552" style:font-size-asian="12pt" style:font-name-complex="Times New Roman1" style:font-size-complex="12pt"/>
    </style:style>
    <style:style style:name="P70" style:family="paragraph" style:parent-style-name="Plain_20_Text">
      <style:text-properties style:font-name="Times New Roman" fo:font-size="12pt" officeooo:paragraph-rsid="00135cdc" style:font-size-asian="12pt" style:font-name-complex="Times New Roman1" style:font-size-complex="12pt"/>
    </style:style>
    <style:style style:name="P71" style:family="paragraph" style:parent-style-name="Plain_20_Text">
      <style:text-properties officeooo:paragraph-rsid="00135cdc"/>
    </style:style>
    <style:style style:name="P72" style:family="paragraph" style:parent-style-name="Plain_20_Text">
      <style:paragraph-properties fo:margin-left="0cm" fo:margin-right="0cm" fo:text-indent="1.27cm" style:auto-text-indent="false"/>
      <style:text-properties style:font-name="Times New Roman" fo:font-size="12pt" officeooo:paragraph-rsid="00119552" style:font-size-asian="12pt" style:font-name-complex="Times New Roman1" style:font-size-complex="12pt"/>
    </style:style>
    <style:style style:name="P73" style:family="paragraph" style:parent-style-name="Plain_20_Text">
      <style:paragraph-properties fo:padding="0.074cm" fo:border-left="none" fo:border-right="none" fo:border-top="none" fo:border-bottom="0.06pt solid #000000" style:join-border="false"/>
      <style:text-properties style:font-name="Times New Roman" fo:font-size="12pt" officeooo:rsid="00135cdc" officeooo:paragraph-rsid="00135cdc" style:font-size-asian="12pt" style:font-name-complex="Times New Roman1" style:font-size-complex="12pt"/>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6pt" officeooo:rsid="0012d120" style:font-size-asian="16pt" style:font-name-complex="Times New Roman1" style:font-size-complex="16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language-asian="en" style:country-asian="IN" style:font-name-complex="Times New Roman1" style:font-size-complex="12pt"/>
    </style:style>
    <style:style style:name="T5" style:family="text">
      <style:text-properties style:font-name="Times New Roman" fo:font-size="12pt" style:font-size-asian="12pt" style:language-asian="en" style:country-asian="IN" style:font-name-complex="Times New Roman1" style:font-size-complex="12pt" fo:padding="0cm" fo:border="none"/>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weight="bold" style:font-size-asian="12pt" style:font-weight-asian="bold" style:font-name-complex="Times New Roman1" style:font-size-complex="12pt" style:font-weight-complex="bold"/>
    </style:style>
    <style:style style:name="T8" style:family="text">
      <style:text-properties style:font-name="Times New Roman" fo:font-size="12pt" fo:font-weight="bold" style:font-size-asian="12pt" style:language-asian="en" style:country-asian="IN" style:font-weight-asian="bold" style:font-name-complex="Times New Roman1" style:font-size-complex="12pt"/>
    </style:style>
    <style:style style:name="T9" style:family="text">
      <style:text-properties style:font-name="Times New Roman" fo:font-size="12pt" fo:font-weight="bold" style:font-size-asian="12pt" style:language-asian="en" style:country-asian="IN" style:font-weight-asian="bold" style:font-name-complex="Times New Roman1" style:font-size-complex="12pt" fo:padding="0cm" fo:border="none"/>
    </style:style>
    <style:style style:name="T10" style:family="text">
      <style:text-properties style:font-name="Times New Roman" fo:font-size="12pt" fo:language="en" fo:country="US" style:font-size-asian="12pt" style:font-name-complex="Times New Roman1" style:font-size-complex="12pt"/>
    </style:style>
    <style:style style:name="T11" style:family="text">
      <style:text-properties style:font-name="Times New Roman" fo:font-size="13pt" fo:font-weight="bold" style:font-size-asian="13pt" style:language-asian="en" style:country-asian="IN" style:font-weight-asian="bold" style:font-name-complex="Times New Roman1" style:font-size-complex="13pt"/>
    </style:style>
    <style:style style:name="T12" style:family="text">
      <style:text-properties style:font-name="Times New Roman" fo:font-size="13pt" style:font-size-asian="13pt" style:language-asian="en" style:country-asian="IN" style:font-name-complex="Times New Roman1" style:font-size-complex="13pt"/>
    </style:style>
    <style:style style:name="T13" style:family="text">
      <style:text-properties style:font-name="Times New Roman" fo:font-size="13pt" style:font-size-asian="13pt" style:language-asian="en" style:country-asian="IN" style:font-name-complex="Times New Roman1" style:font-size-complex="13pt" fo:padding="0cm" fo:border="none"/>
    </style:style>
    <style:style style:name="T14" style:family="text">
      <style:text-properties fo:color="#2b2b2b" style:font-name="Times New Roman" fo:font-size="12pt" style:font-name-asian="Times New Roman1" style:font-size-asian="12pt" style:language-asian="en" style:country-asian="IN" style:font-name-complex="Times New Roman1" style:font-size-complex="12pt" fo:padding="0cm" fo:border="none"/>
    </style:style>
    <style:style style:name="T15" style:family="text">
      <style:text-properties fo:color="#333333" style:font-name="Helvetica" fo:font-size="9pt" style:font-name-asian="Times New Roman1" style:font-size-asian="9pt" style:font-name-complex="Times New Roman1"/>
    </style:style>
    <style:style style:name="T16" style:family="text">
      <style:text-properties fo:color="#333333" style:font-name="Helvetica" fo:font-size="9pt" fo:font-weight="bold" style:font-name-asian="Times New Roman1" style:font-size-asian="9pt" style:font-weight-asian="bold" style:font-name-complex="Times New Roman1" style:font-weight-complex="bold"/>
    </style:style>
    <style:style style:name="T17" style:family="text">
      <style:text-properties fo:color="#333333" style:font-name="Times New Roman" fo:font-size="12pt" fo:font-weight="bold" style:font-name-asian="Times New Roman1" style:font-size-asian="12pt" style:font-weight-asian="bold" style:font-name-complex="Times New Roman1" style:font-size-complex="12pt" style:font-weight-complex="bold"/>
    </style:style>
    <style:style style:name="T18" style:family="text">
      <style:text-properties fo:color="#333333" style:font-name="Times New Roman" fo:font-size="12pt" style:font-name-asian="Times New Roman1" style:font-size-asian="12pt" style:font-name-complex="Times New Roman1" style:font-size-complex="12pt"/>
    </style:style>
    <style:style style:name="T19" style:family="text">
      <style:text-properties fo:color="#333333" style:font-name="Times New Roman" fo:font-size="12pt" style:font-name-asian="Times New Roman1" style:font-size-asian="12pt" style:font-name-complex="Times New Roman1" style:font-size-complex="12pt" style:font-weight-complex="bold"/>
    </style:style>
    <style:style style:name="T20" style:family="text">
      <style:text-properties fo:color="#333333" style:font-name="Times New Roman" fo:font-size="12pt" style:font-size-asian="12pt" style:font-name-complex="Times New Roman1" style:font-size-complex="12pt"/>
    </style:style>
    <style:style style:name="T21" style:family="text">
      <style:text-properties fo:color="#333333" style:font-name="Times New Roman" fo:font-size="12pt" fo:background-color="#ffffff" loext:char-shading-value="0" style:font-size-asian="12pt" style:font-name-complex="Times New Roman1" style:font-size-complex="12pt"/>
    </style:style>
    <style:style style:name="T22" style:family="text">
      <style:text-properties fo:color="#333333" style:font-name="Times New Roman" fo:font-size="12pt" fo:language="en" fo:country="US" fo:font-weight="bold" style:font-name-asian="Times New Roman1" style:font-size-asian="12pt" style:font-weight-asian="bold" style:font-name-complex="Times New Roman1" style:font-size-complex="12pt"/>
    </style:style>
    <style:style style:name="T23" style:family="text">
      <style:text-properties style:language-asian="en" style:country-asian="IN"/>
    </style:style>
    <style:style style:name="T24" style:family="text">
      <style:text-properties style:text-underline-style="solid" style:text-underline-width="auto" style:text-underline-color="font-color" fo:font-weight="bold" style:font-weight-asian="bold"/>
    </style:style>
    <style:style style:name="T25" style:family="text">
      <style:text-properties fo:font-size="15pt" style:text-underline-style="solid" style:text-underline-width="auto" style:text-underline-color="font-color" fo:font-weight="bold" style:font-size-asian="15pt" style:font-weight-asian="bold" style:font-size-complex="1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 text:c="71"/><text:span text:style-name="T1">ABSTRACT</text:span></text:p>
      <text:p text:style-name="P2"><text:span text:style-name="T3">The main theme of this project is implementation of the distributed computing for the large dataset.The project focused on the analysis of <text:s/></text:span><text:span text:style-name="T14">H1B visa data.</text:span><text:span text:style-name="T3">Using Hadoop, an open source framework for distributed computing, the raw data of the H1B visa are processed and analyzed.</text:span></text:p>
      <text:p text:style-name="P3"/>
      <text:p text:style-name="P3"/>
      <text:p text:style-name="P3">-------------------------------------------------------------------------------------------------------------------</text:p>
      <text:p text:style-name="P3"/>
      <text:p text:style-name="P3"/>
      <text:p text:style-name="P1">CHAPTER : 1</text:p>
      <text:p text:style-name="P1"><text:s text:c="39"/>INTRODUCTION</text:p>
      <text:p text:style-name="P1"/>
      <text:p text:style-name="P11"><text:s text:c="11"/>The H1B is an employment-based, non-immigrant visa category for temporary foreign workers in the United States. For a foreign national to apply for H1B visa, an US employer must offer a job and petition for H1B visa with the US immigration department. This is the most common visa status applied for and held by international students once they complete college/ higher education (Masters, Ph.D.) and work in a full-time position.We will be performing analysis on the H1B visa applicants between the years 2011-2016.</text:p>
      <text:p text:style-name="P11"/>
      <text:p text:style-name="P4"><text:s text:c="11"/>The system would use Hadoop as its big data framework. Though the analysis can be</text:p>
      <text:p text:style-name="P4">done using the traditional RDBMS as well, but since the data is big using RDBMS the total time of analysis would be 10 times more than Hadoop. The analysis tool which the system would be using is MapReduce, Hive, Pig.</text:p>
      <text:p text:style-name="P1"/>
      <text:p text:style-name="P10"><text:span text:style-name="T15">.</text:span><text:span text:style-name="T16"> </text:span><text:span text:style-name="T17">What is an H1B Visa ?</text:span></text:p>
      <text:p text:style-name="P9"><text:span text:style-name="T17"><text:line-break/></text:span><text:span text:style-name="T18"> <text:s text:c="8"/>The H1B visa program is the primary method for employers to recruit &amp; hire International professionals and International students to work in the USA. The H1B visa enables US employers to hire foreign professionals for a specified period of time. The H1B program allows workers in specialty occupations to work in the US for up to a total of six (6) years.</text:span></text:p>
      <text:p text:style-name="P14"> </text:p>
      <text:p text:style-name="P9"><text:span text:style-name="T18"><text:s text:c="8"/>One of the things that makes the H1B so desirable</text:span><text:span text:style-name="T17"> </text:span><text:span text:style-name="T18">is that, unlike many other nonimmigrant visa categories, it is a "dual intent" visa. This means that a visa will not be denied simply because a person has intentions to become a permanent resident. The assumption is that if for some reason the permanent residency petition is denied, the person would still have the intention to return home.</text:span></text:p>
      <text:p text:style-name="P14"> </text:p>
      <text:p text:style-name="P9"><text:span text:style-name="T18"><text:s text:c="11"/>Aside from documenting that the position offered is in a specialty occupation and that the employee has the appropriate credentials for the job, the employer needs to verify that the H1B visa worker is being paid the prevailing wage for the work being performed and that employment of a foreign worker is not harming conditions for US workers. <text:line-break/><text:line-break/> <text:s text:c="10"/></text:span><text:span text:style-name="T17">H1B Visa Qualifying occupation</text:span><text:span text:style-name="T18"> categories are typically jobs in the fields of IT, Computing, Finance, Accounting, Banking, Marketing, Advertising, PR, Sales, Recruiting, Engineering (all types), Teaching, HealthCare/Medical, Legal, Lawyers, Networking, Telecoms, Business,Management,ScientificResearch. <text:line-break/><text:line-break/></text:span></text:p>
      <text:p text:style-name="P13"> </text:p>
      <text:p text:style-name="P10"><text:span text:style-name="T19"><text:s text:c="14"/>The length of time</text:span><text:span text:style-name="T18"> that a worker can have an H1B visa is usually an 'initial' period of up to three years. The initial H1B visa can then be extended one time for up to a combined total of six (6) years.<text:line-break/></text:span><text:soft-page-break/><text:span text:style-name="T18">Other regulatory provisions permit;<text:line-break/>(1) the employer to request a period of less than three years,<text:line-break/>(2) the employee to be employed on a part-time basis<text:line-break/>(3) the employee to work for more than one US Employer simultaneously</text:span></text:p>
      <text:p text:style-name="P13"/>
      <text:p text:style-name="P13"/>
      <text:p text:style-name="P5"><text:s text:c="2"/>WHAT IS BIG DATA?</text:p>
      <text:p text:style-name="P3"/>
      <text:p text:style-name="P3">Big data means really a big data, it is a collection of large datasets that cannot be processed using</text:p>
      <text:p text:style-name="P3">traditional computing techniques. Normally we work on data of size MB(WordDoc ,Excel) or</text:p>
      <text:p text:style-name="P3">maximum GB(Movies, Codes) but data in Peta bytes i.e. 10^15 byte size is called Big Data.These data come from many sources like</text:p>
      <text:p text:style-name="P3">1. Social networking sites: Facebook, Google, LinkedIn all these sites generates huge amount of</text:p>
      <text:p text:style-name="P3">data on a day to day basis as they have billions of users worldwide.</text:p>
      <text:p text:style-name="P3">2. E-commerce site: Sites like Amazon, Flipkart, Alibaba generates huge amount of logs from</text:p>
      <text:p text:style-name="P3">which users buying trends can be traced.</text:p>
      <text:p text:style-name="P3">3. Weather Station: All the weather station and satellite gives very huge data which are stored and manipulated to forecast weather.</text:p>
      <text:p text:style-name="P3">4. Telecom company: Telecom giants like Airtel, Vodafone study the user trends and accordingly publish their plans and for this they store the data of its million users.</text:p>
      <text:p text:style-name="P3">5. Share Market: Stock exchange across the world generates huge amount of data through its daily transaction.</text:p>
      <text:p text:style-name="P3">6. Search Engine Data: Search engines retrieve lots of data from different databases.</text:p>
      <text:p text:style-name="P3"/>
      <text:p text:style-name="P3">The data will be of three types.</text:p>
      <text:p text:style-name="P2"><text:span text:style-name="T3">•</text:span><text:span text:style-name="T7">Structured data</text:span><text:span text:style-name="T3">: Relational data.</text:span></text:p>
      <text:p text:style-name="P2"><text:span text:style-name="T3">•</text:span><text:span text:style-name="T7">Semi Structured data</text:span><text:span text:style-name="T3">: XML data.</text:span></text:p>
      <text:p text:style-name="P2"><text:span text:style-name="T3">•</text:span><text:span text:style-name="T7">Unstructured data</text:span><text:span text:style-name="T3">: Word, PDF, Text, Media Logs.</text:span></text:p>
      <text:p text:style-name="P3"/>
      <text:p text:style-name="P2"><text:span text:style-name="T6">The 5 v’s of Big Data are</text:span><text:span text:style-name="T3"> -</text:span></text:p>
      <text:p text:style-name="P3">Velocity : The data is increasing at a very fast rate.</text:p>
      <text:p text:style-name="P3">Variety : There are different types of data structured ,semi structued and unstructured.</text:p>
      <text:p text:style-name="P3">Volume :The amount of data which we deal with is of very large size of Peta bytes.</text:p>
      <text:p text:style-name="P19">Veracity : Quality and accuracy of data. It is also means Incompletness of data.</text:p>
      <text:p text:style-name="P19">Value : Having access to big datais no good unless we can turn it into value.</text:p>
      <text:p text:style-name="P13"/>
      <text:p text:style-name="P13"/>
      <text:p text:style-name="P13"/>
      <text:p text:style-name="P15">What is Hadoop?</text:p>
      <text:p text:style-name="P13"/>
      <text:p text:style-name="P16">Hadoop is an open-source software framework for storing data and running applications on clusters of commodity hardware. It provides massive storage for any kind of data, enormous processing power and the ability to handle virtually limitless concurrent tasks or jobs.</text:p>
      <text:p text:style-name="P13"/>
      <text:p text:style-name="P5"/>
      <text:p text:style-name="P5">WHY HADOOP?</text:p>
      <text:p text:style-name="P5"><text:s/></text:p>
      <text:p text:style-name="P3"><text:s text:c="12"/>As the system involves census data analysis, the amount of raw census data that would be evaluated for insights will be very large. Thus, the involvement of very large data for analysis urges to the use of Hadoop framework for data analysis. Though the data analysis can be done with traditional RDBMS system as well but since the data is very large, the time required for analysis would be very long. The use of Hadoop framework for the data analysis incurs many benefits:</text:p>
      <text:p text:style-name="P5"><text:soft-page-break/></text:p>
      <text:p text:style-name="P2"><text:span text:style-name="T7">Scalable </text:span><text:span text:style-name="T3">- New nodes can be added as needed and added without needing to changedata formats, how data is loaded, how jobs are written, or the applications on top.</text:span></text:p>
      <text:p text:style-name="P5"/>
      <text:p text:style-name="P2"/>
      <text:p text:style-name="P2"><text:span text:style-name="T7">Cost effective </text:span><text:span text:style-name="T3">- Hadoop brings massively parallel computing to commodity servers.The result is a sizeable decrease in the cost per terabyte of storage, which in turnmakes it affordable to model all your data.</text:span></text:p>
      <text:p text:style-name="P3"/>
      <text:p text:style-name="P2"/>
      <text:p text:style-name="P2"><text:span text:style-name="T7">Flexible </text:span><text:span text:style-name="T3">- Hadoop is schema-less, and can absorb any type of data, structured ornot, from any</text:span></text:p>
      <text:p text:style-name="P3">number of sources. Data from multiple sources can be joined andaggregated in arbitrary ways</text:p>
      <text:p text:style-name="P3">enabling deeper analyses than any one system canprovide.</text:p>
      <text:p text:style-name="P5"/>
      <text:p text:style-name="P2"/>
      <text:p text:style-name="P2"><text:span text:style-name="T7">Fault tolerant </text:span><text:span text:style-name="T3">- When you lose a node, the system redirects work to anotherlocation of the data and continues processing without missing a beat.</text:span></text:p>
      <text:p text:style-name="P3"/>
      <text:p text:style-name="P3"/>
      <text:p text:style-name="P3"/>
      <text:p text:style-name="P2"><text:span text:style-name="T3"><text:s/></text:span><text:span text:style-name="T1">CHAPTER : </text:span><text:span text:style-name="T2">2</text:span></text:p>
      <text:p text:style-name="P6"/>
      <text:p text:style-name="P7">HADOOP ARCHITECTURE</text:p>
      <text:p text:style-name="P8"/>
      <text:p text:style-name="P5">Hadoop:</text:p>
      <text:p text:style-name="P3"/>
      <text:p text:style-name="P3"/>
      <text:p text:style-name="P3">Hadoop is an open source framework, that supports the processing of large data sets in a distributed</text:p>
      <text:p text:style-name="P3">and computing environment. Hadoop consists of MapReduce, the Hadoop distributed file system</text:p>
      <text:p text:style-name="P3">(HDFS) and a number of related projects such as Apache Hive, HBase and Zookeeper.</text:p>
      <text:p text:style-name="P3">MapReduce and Hadoop distributed file system (HDFS) are the main component of Hadoop.</text:p>
      <text:p text:style-name="P3">Hdfs used for storage and Mapreduce is for processing.</text:p>
      <text:p text:style-name="P3">Hadoop Cluster :- Normally any set of loosely connected or tightly connected computers that work</text:p>
      <text:p text:style-name="P3">together as a single system is called Cluster. In simple words, a computer cluster used for Hadoop is</text:p>
      <text:p text:style-name="P3">called hadoop cluster.</text:p>
      <text:p text:style-name="P3"/>
      <text:p text:style-name="P3"/>
      <text:p text:style-name="P3"/>
      <text:p text:style-name="P3"/>
      <text:p text:style-name="P3">Hadoop cluster has 3 components:</text:p>
      <text:p text:style-name="P3"/>
      <text:p text:style-name="P3">1. Client</text:p>
      <text:p text:style-name="P3"/>
      <text:p text:style-name="P3">2. Master</text:p>
      <text:p text:style-name="P19"/>
      <text:p text:style-name="P19">3. Slave</text:p>
      <text:p text:style-name="P19"/>
      <text:p text:style-name="P10"><text:soft-page-break/><text:span text:style-name="T18"><text:s text:c="28"/></text:span><text:span text:style-name="T18"><draw:frame draw:style-name="fr1" draw:name="Picture 1" text:anchor-type="as-char" svg:width="13.42cm" svg:height="9.848cm" draw:z-index="0"><draw:image xlink:href="Pictures/20000009000045F00000333A223BDD4C.wmf" xlink:type="simple" xlink:show="embed" xlink:actuate="onLoad"/></draw:frame></text:span></text:p>
      <text:p text:style-name="P2"><text:span text:style-name="T6">Client </text:span><text:span text:style-name="T3">:- It is neither master nor slave, rather play a role of loading the data into cluster, submit</text:span></text:p>
      <text:p text:style-name="P3">MapReduce jobs describing how the data should be processed and then retrieve the data to see the response after job completion.</text:p>
      <text:p text:style-name="P3"/>
      <text:p text:style-name="P2"><text:span text:style-name="T6">Masters</text:span><text:span text:style-name="T3"> :- The Masters consists of 3 components NameNode, Secondary Node name and</text:span></text:p>
      <text:p text:style-name="P3">JobTracker.</text:p>
      <text:p text:style-name="P3"/>
      <text:p text:style-name="P2"><text:span text:style-name="T6">NameNode</text:span><text:span text:style-name="T3"> :- NameNode does NOT store the files but only the file's metadata. In later section we will see it is actually the DataNode which stores the files.</text:span></text:p>
      <text:p text:style-name="P3">NameNode oversees the health of DataNode and coordinates access to the data stored in DataNode.</text:p>
      <text:p text:style-name="P3">Name node keeps track of all the file system related information such as to</text:p>
      <text:p text:style-name="P3">•Which section of file is saved in which part of the cluster</text:p>
      <text:p text:style-name="P3">•Last access time for the files</text:p>
      <text:p text:style-name="P19">•User permissions like which user have access to the file</text:p>
      <text:p text:style-name="P13"/>
      <text:p text:style-name="P2"><text:span text:style-name="T6">JobTracker</text:span><text:span text:style-name="T3"> :- JobTracker coordinates the parallel processing of data using MapReduce.</text:span></text:p>
      <text:p text:style-name="P3">Secondary Name Node :-The job of Secondary Node is to contact NameNode in a periodic manner after certain time interval(by default 1 hour).</text:p>
      <text:p text:style-name="P3">NameNode which keeps all filesystem metadata in RAM has no capability to process that metadata on to disk. So if NameNode crashes, you lose everything in RAM itself and you don't have any backup of filesystem. What secondary node does is it contacts NameNode in an hour and pulls copy of metadata information out of NameNode. It shuffle and merge this information into clean file folder and sent to back again to NameNode, while keeping a copy for itself. Hence Secondary Node <text:s/>is not the backup rather it does job of housekeeping.</text:p>
      <text:p text:style-name="P3">In case of NameNode failure, saved metadata can rebuild it easily.</text:p>
      <text:p text:style-name="P3"/>
      <text:p text:style-name="P2"><text:span text:style-name="T6">Slaves </text:span><text:span text:style-name="T3">:- Slave nodes are the majority of machines in Hadoop Cluster and are responsible to</text:span></text:p>
      <text:p text:style-name="P3">•Store the data</text:p>
      <text:p text:style-name="P3">•Process the computation</text:p>
      <text:p text:style-name="P3">Each slave runs both a DataNode and Task Tracker daemon which communicates to their masters.The Task Tracker daemon is a slave to the JobTracker and the DataNode daemon a slave to the NameNode.</text:p>
      <text:p text:style-name="P17"><text:soft-page-break/>CHAPTER : 3</text:p>
      <text:p text:style-name="P13"/>
      <text:p text:style-name="P21">TOOLS USED</text:p>
      <text:p text:style-name="P21"/>
      <text:list xml:id="list4485558384506654388" text:style-name="WWNum2">
        <text:list-item>
          <text:p text:style-name="P63">MAPREDUCE </text:p>
        </text:list-item>
      </text:list>
      <text:p text:style-name="P23"><text:s text:c="3"/></text:p>
      <text:p text:style-name="P22"><text:span text:style-name="T7"><text:s/></text:span><text:span text:style-name="T3">MapReduce is a processing technique and a program model for distributed</text:span></text:p>
      <text:p text:style-name="P4">computing based on java. The MapReduce algorithm contains two important tasks, namely Map</text:p>
      <text:p text:style-name="P4">and Reduce. Map takes a set of data and converts it into another set of data, where individual</text:p>
      <text:p text:style-name="P4">elements are broken down into tuples (key/value pairs). Secondly, reduce task, which takes the</text:p>
      <text:p text:style-name="P4">output from a map as an input and combines those data tuples into a smaller set of tuples. As the</text:p>
      <text:p text:style-name="P20">sequence of the name MapReduce implies, the reduce task is always performed after the map job.</text:p>
      <text:p text:style-name="P13"/>
      <text:list xml:id="list120210006911763" text:continue-numbering="true" text:style-name="WWNum2">
        <text:list-item>
          <text:p text:style-name="P65"><text:span text:style-name="T3"><text:s/></text:span><text:span text:style-name="T7">HIVE </text:span></text:p>
        </text:list-item>
      </text:list>
      <text:p text:style-name="P5"><text:s text:c="7"/></text:p>
      <text:p text:style-name="P2"><text:span text:style-name="T7"><text:s text:c="9"/></text:span><text:span text:style-name="T3">Hive is a data warehouse infrastructure tool to process structured data in Hadoop. It</text:span></text:p>
      <text:p text:style-name="P3">resides on top of Hadoop to summarize Big Data, and makes querying and analyzing easy.</text:p>
      <text:p text:style-name="P3">Initially Hive was developed by Facebook, later the Apache Software Foundation took it up and</text:p>
      <text:p text:style-name="P3">developed it further as an open source under the name Apache Hive. It is used by different</text:p>
      <text:p text:style-name="P3">companies. For example, Amazon uses it in Amazon Elastic MapReduce.</text:p>
      <text:p text:style-name="P3"/>
      <text:list xml:id="list120210067307837" text:continue-numbering="true" text:style-name="WWNum2">
        <text:list-item>
          <text:p text:style-name="P64">PIG </text:p>
        </text:list-item>
      </text:list>
      <text:p text:style-name="P5"><text:s text:c="6"/></text:p>
      <text:p text:style-name="P2"><text:span text:style-name="T7"><text:s text:c="10"/></text:span><text:span text:style-name="T3">Apache Pig is an abstraction over MapReduce. It is a tool/platform which is used to</text:span></text:p>
      <text:p text:style-name="P3">analyze larger sets of data representing them as data flows. Pig is generally used with Hadoop; we can perform all the data manipulation operations in Hadoop using Apache Pig.To analyze data using Apache Pig, programmers need to write scripts using Pig Latin language. All these scripts are internally converted to Map and Reduce tasks. Apache Pig has a component known as Pig Engine that accepts the Pig Latin scripts as input and converts those scripts into MapReduce jobs.</text:p>
      <text:p text:style-name="P13"/>
      <text:p text:style-name="P13"/>
      <text:p text:style-name="P13"/>
      <text:p text:style-name="P18">DATA GIVEN</text:p>
      <text:p text:style-name="P13"/>
      <text:p text:style-name="P12">The dataset has nearly 3 million records. </text:p>
      <text:p text:style-name="P12"/>
      <text:p text:style-name="P12">The dataset description is as follows:</text:p>
      <text:p text:style-name="P12">The columns in the dataset include:</text:p>
      <text:list xml:id="list4505861258345350408" text:style-name="WWNum3">
        <text:list-item>
          <text:p text:style-name="P55"><text:span text:style-name="T14">CASE_STATUS: Status associated with the last significant event or decision. Valid values include </text:span><text:bookmark-start text:name="OLE_LINK5"/><text:bookmark-start text:name="OLE_LINK6"/><text:span text:style-name="T14">“Certified,” “Certified-Withdrawn,” Denied,” and “Withdrawn”.</text:span></text:p>
        </text:list-item>
      </text:list>
      <text:p text:style-name="P29"><text:bookmark-end text:name="OLE_LINK5"/><text:bookmark-end text:name="OLE_LINK6"/></text:p>
      <text:p text:style-name="P30"><text:span text:style-name="T21">Certified: Employer filed the LCA, which was approved by DOL</text:span><text:span text:style-name="T20"><text:line-break/></text:span></text:p>
      <text:p text:style-name="P30"><text:span text:style-name="T21">Certified Withdrawn: LCA was approved but later withdrawn by employer</text:span><text:span text:style-name="T20"><text:line-break/></text:span></text:p>
      <text:p text:style-name="P30"><text:span text:style-name="T21">Withdrawn: LCA was withdrawn by employer before approval</text:span><text:span text:style-name="T20"><text:line-break/></text:span></text:p>
      <text:p text:style-name="P31">Denied: LCA was denied by DOL</text:p>
      <text:p text:style-name="P29"/>
      <text:list xml:id="list120209071119690" text:continue-numbering="true" text:style-name="WWNum3">
        <text:list-item>
          <text:p text:style-name="P56">EMPLOYER_NAME: Name of employer submitting labour condition application.</text:p>
        </text:list-item>
        <text:list-item>
          <text:p text:style-name="P56">SOC_NAME: the Occupational name associated with the SOC_CODE. SOC_CODE is the <text:soft-page-break/>occupational code associated with the job being requested for temporary labour condition, as classified by the Standard Occupational Classification (SOC) System.</text:p>
        </text:list-item>
      </text:list>
      <text:p text:style-name="P29"/>
      <text:list xml:id="list120209804166636" text:continue-numbering="true" text:style-name="WWNum3">
        <text:list-item>
          <text:p text:style-name="P56">JOB_TITLE: Title of the job</text:p>
        </text:list-item>
        <text:list-item>
          <text:p text:style-name="P56">FULL_TIME_POSITION: Y = Full Time Position; N = Part Time Position</text:p>
        </text:list-item>
        <text:list-item>
          <text:p text:style-name="P56">PREVAILING_WAGE: Prevailing Wage for the job being requested for temporary labour condition. The wage is listed at annual scale in USD. The prevailing wage for a job position is defined as the average wage paid to similarly employed workers in the requested occupation in the area of intended employment. The prevailing wage is based on the employer’s minimum requirements for the position.</text:p>
        </text:list-item>
        <text:list-item>
          <text:p text:style-name="P56">YEAR: Year in which the H1B visa petition was filed</text:p>
        </text:list-item>
        <text:list-item>
          <text:p text:style-name="P56">WORKSITE: City and State information of the foreign worker’s intended area of employment</text:p>
        </text:list-item>
        <text:list-item>
          <text:p text:style-name="P56">lon: longitude of the Worksite</text:p>
        </text:list-item>
        <text:list-item>
          <text:p text:style-name="P56">lat: latitude of the Worksite</text:p>
        </text:list-item>
      </text:list>
      <text:p text:style-name="P13"/>
      <text:p text:style-name="P13"/>
      <text:p text:style-name="P13"/>
      <text:p text:style-name="P13"/>
      <text:p text:style-name="P13"/>
      <text:p text:style-name="P60"><text:span text:style-name="T25">Queries <text:s/>and answers by using MapReduce,Hive and Pig</text:span><text:span text:style-name="T24"> :</text:span></text:p>
      <text:p text:style-name="P32"/>
      <text:p text:style-name="P33"><text:span text:style-name="T22">1</text:span><text:span text:style-name="T5">a) Is the number of petitions with Data Engineer job title increasing over time?</text:span></text:p>
      <text:p text:style-name="P34"/>
      <text:p text:style-name="P34">Using MapReduce</text:p>
      <text:p text:style-name="P34"/>
      <text:p text:style-name="P33"><text:span text:style-name="T9">Output</text:span><text:span text:style-name="T5">:</text:span></text:p>
      <text:p text:style-name="P42">Data Engineer Average Growth For Five Years<text:tab/>68.809146570357</text:p>
      <text:p text:style-name="P46"/>
      <text:p text:style-name="P49"/>
      <text:p text:style-name="P51"><text:span text:style-name="T9">1</text:span><text:span text:style-name="T5">b) Find top 5 job titles who are having highest avg growth in applications.[ALL]</text:span></text:p>
      <text:p text:style-name="P48"/>
      <text:p text:style-name="P49">Output:</text:p>
      <text:p text:style-name="P42">SENIOR SYSTEMS ANALYST JC60<text:tab/>4255.4%</text:p>
      <text:p text:style-name="P42">SOFTWARE DEVELOPER 2<text:tab/><text:tab/>3480.8%</text:p>
      <text:p text:style-name="P42">PROJECT MANAGER 3<text:tab/><text:tab/><text:tab/>3233.4%</text:p>
      <text:p text:style-name="P42">SYSTEMS ANALYST JC65<text:tab/><text:tab/><text:tab/>2985.0%</text:p>
      <text:p text:style-name="P42">MODULE LEAD<text:tab/><text:tab/><text:tab/><text:tab/>2917.2%</text:p>
      <text:p text:style-name="P42"/>
      <text:p text:style-name="P46"/>
      <text:p text:style-name="P33"><text:span text:style-name="T11">2 </text:span><text:span text:style-name="T12">a) </text:span><text:span text:style-name="T13">Which part of the US has the most Data Engineer jobs for each year?</text:span></text:p>
      <text:p text:style-name="P39"/>
      <text:p text:style-name="P38">Output:</text:p>
      <text:p text:style-name="P34"><text:s text:c="11"/>In 2011:</text:p>
      <text:p text:style-name="P42">2011,SEATTLE, WASHINGTON,19</text:p>
      <text:p text:style-name="P42"/>
      <text:p text:style-name="P42">In 2012:</text:p>
      <text:p text:style-name="P42">2012,SEATTLE, WASHINGTON,26</text:p>
      <text:p text:style-name="P42"/>
      <text:p text:style-name="P42">In 2013:</text:p>
      <text:p text:style-name="P42">2013,SEATTLE, WASHINGTON,43</text:p>
      <text:p text:style-name="P42"/>
      <text:p text:style-name="P42"><text:soft-page-break/>In 2014:</text:p>
      <text:p text:style-name="P42">2014,SEATTLE, WASHINGTON,42</text:p>
      <text:p text:style-name="P42"/>
      <text:p text:style-name="P42">In 2015:</text:p>
      <text:p text:style-name="P42">2015,SEATTLE, WASHINGTON,60</text:p>
      <text:p text:style-name="P42"/>
      <text:p text:style-name="P42">In 2016:</text:p>
      <text:p text:style-name="P42">2016,SEATTLE, WASHINGTON,121</text:p>
      <text:p text:style-name="P46"/>
      <text:p text:style-name="P35">2 b) find top 5 locations in the US who have got certified visa for each year.[certified]</text:p>
      <text:p text:style-name="P35"/>
      <text:p text:style-name="P33"><text:span text:style-name="T4"><text:s text:c="4"/></text:span><text:span text:style-name="T8">Output:</text:span></text:p>
      <text:p text:style-name="P43">In 2011:</text:p>
      <text:p text:style-name="P53">(NEW YORK, NEW YORK,CERTIFIED,2011)<text:tab/>23172</text:p>
      <text:p text:style-name="P42">(HOUSTON, TEXAS,CERTIFIED,2011)<text:tab/>8184</text:p>
      <text:p text:style-name="P42">(CHICAGO, ILLINOIS,CERTIFIED,2011)<text:tab/>5188</text:p>
      <text:p text:style-name="P42">(SAN JOSE, CALIFORNIA,CERTIFIED,2011)<text:tab/>4713</text:p>
      <text:p text:style-name="P42">(SAN FRANCISCO, CALIFORNIA,CERTIFIED,2011)<text:tab/>4711</text:p>
      <text:p text:style-name="P42"/>
      <text:p text:style-name="P42">In 2012:</text:p>
      <text:p text:style-name="P42">(NEW YORK, NEW YORK,CERTIFIED,2012)<text:tab/>23737</text:p>
      <text:p text:style-name="P42">(HOUSTON, TEXAS,CERTIFIED,2012)<text:tab/>9963</text:p>
      <text:p text:style-name="P42">(SAN FRANCISCO, CALIFORNIA,CERTIFIED,2012)<text:tab/>6116</text:p>
      <text:p text:style-name="P42">(CHICAGO, ILLINOIS,CERTIFIED,2012)<text:tab/>5671</text:p>
      <text:p text:style-name="P42">(ATLANTA, GEORGIA,CERTIFIED,2012)<text:tab/>5565</text:p>
      <text:p text:style-name="P46"/>
      <text:p text:style-name="P42">In 2013:</text:p>
      <text:p text:style-name="P42">(NEW YORK, NEW YORK,CERTIFIED,2013)<text:tab/>23537</text:p>
      <text:p text:style-name="P42">(HOUSTON, TEXAS,CERTIFIED,2013)<text:tab/>11136</text:p>
      <text:p text:style-name="P42">(SAN FRANCISCO, CALIFORNIA,CERTIFIED,2013)<text:tab/>7281</text:p>
      <text:p text:style-name="P42">(SAN JOSE, CALIFORNIA,CERTIFIED,2013)<text:tab/>6722</text:p>
      <text:p text:style-name="P42">(ATLANTA, GEORGIA,CERTIFIED,2013)<text:tab/>6377</text:p>
      <text:p text:style-name="P35"/>
      <text:p text:style-name="P42">In 2014:</text:p>
      <text:p text:style-name="P42">(NEW YORK, NEW YORK,CERTIFIED,2014)<text:tab/>27634</text:p>
      <text:p text:style-name="P42">(HOUSTON, TEXAS,CERTIFIED,2014)<text:tab/>13360</text:p>
      <text:p text:style-name="P42">(SAN FRANCISCO, CALIFORNIA,CERTIFIED,2014)<text:tab/>9798</text:p>
      <text:p text:style-name="P42">(SAN JOSE, CALIFORNIA,CERTIFIED,2014)<text:tab/>8223</text:p>
      <text:p text:style-name="P42">(ATLANTA, GEORGIA,CERTIFIED,2014)<text:tab/>8213</text:p>
      <text:p text:style-name="P42"/>
      <text:p text:style-name="P42">In 2015:</text:p>
      <text:p text:style-name="P42">(NEW YORK, NEW YORK,CERTIFIED,2015)<text:tab/>31266</text:p>
      <text:p text:style-name="P42">(HOUSTON, TEXAS,CERTIFIED,2015)<text:tab/>15242</text:p>
      <text:p text:style-name="P42">(SAN FRANCISCO, CALIFORNIA,CERTIFIED,2015)<text:tab/>12594</text:p>
      <text:p text:style-name="P42">(ATLANTA, GEORGIA,CERTIFIED,2015)<text:tab/>10500</text:p>
      <text:p text:style-name="P42">(SAN JOSE, CALIFORNIA,CERTIFIED,2015)<text:tab/>9589</text:p>
      <text:p text:style-name="P42"/>
      <text:p text:style-name="P42">In 2016:</text:p>
      <text:p text:style-name="P42">(NEW YORK, NEW YORK,CERTIFIED,2016)<text:tab/>34639</text:p>
      <text:p text:style-name="P42">(SAN FRANCISCO, CALIFORNIA,CERTIFIED,2016)<text:tab/>13836</text:p>
      <text:p text:style-name="P42">(HOUSTON, TEXAS,CERTIFIED,2016)<text:tab/>13655</text:p>
      <text:p text:style-name="P42">(ATLANTA, GEORGIA,CERTIFIED,2016)<text:tab/>11678</text:p>
      <text:p text:style-name="P42"><text:soft-page-break/>(CHICAGO, ILLINOIS,CERTIFIED,2016)<text:tab/>11064</text:p>
      <text:p text:style-name="P46"/>
      <text:p text:style-name="P39">3.Which industry(SOC_NAME) has the most number of Data Scientist positions?</text:p>
      <text:p text:style-name="P24">[certified]</text:p>
      <text:p text:style-name="P24"/>
      <text:p text:style-name="P26">Output:</text:p>
      <text:p text:style-name="P42">STATISTICIANS,572</text:p>
      <text:p text:style-name="P46"/>
      <text:p text:style-name="P33"><text:span text:style-name="T4">4.</text:span><text:span text:style-name="T5">Which top 5 employers file the most petitions each year? - Case Status - ALL</text:span></text:p>
      <text:p text:style-name="P46"/>
      <text:p text:style-name="P51"><text:span text:style-name="T3"><text:s text:c="2"/></text:span><text:span text:style-name="T6">Output:</text:span></text:p>
      <text:p text:style-name="P42">In 2011:</text:p>
      <text:p text:style-name="P42">2011,TATA CONSULTANCY SERVICES LIMITED,5416</text:p>
      <text:p text:style-name="P42">2011,MICROSOFT CORPORATION,4253</text:p>
      <text:p text:style-name="P42">2011,DELOITTE CONSULTING LLP,3621</text:p>
      <text:p text:style-name="P42">2011,WIPRO LIMITED,3028</text:p>
      <text:p text:style-name="P42">2011,COGNIZANT TECHNOLOGY SOLUTIONS U.S. CORPORATION,2721</text:p>
      <text:p text:style-name="P42"/>
      <text:p text:style-name="P44">In 2012:</text:p>
      <text:p text:style-name="P42">2012,INFOSYS LIMITED,15818</text:p>
      <text:p text:style-name="P53">2012,WIPRO LIMITED,7182</text:p>
      <text:p text:style-name="P42">2012,TATA CONSULTANCY SERVICES LIMITED,6735</text:p>
      <text:p text:style-name="P42">2012,DELOITTE CONSULTING LLP,4727</text:p>
      <text:p text:style-name="P42">2012,IBM INDIA PRIVATE LIMITED,4074</text:p>
      <text:p text:style-name="P42"/>
      <text:p text:style-name="P42">In 2013:</text:p>
      <text:p text:style-name="P42">2013,INFOSYS LIMITED,32223</text:p>
      <text:p text:style-name="P42">2013,TATA CONSULTANCY SERVICES LIMITED,8790</text:p>
      <text:p text:style-name="P42">2013,WIPRO LIMITED,6734</text:p>
      <text:p text:style-name="P42">2013,DELOITTE CONSULTING LLP,6124</text:p>
      <text:p text:style-name="P42">2013,ACCENTURE LLP,4994</text:p>
      <text:p text:style-name="P42"/>
      <text:p text:style-name="P42">In 2014:</text:p>
      <text:p text:style-name="P42">2014,INFOSYS LIMITED,23759</text:p>
      <text:p text:style-name="P42">2014,TATA CONSULTANCY SERVICES LIMITED,14098</text:p>
      <text:p text:style-name="P42">2014,WIPRO LIMITED,8365</text:p>
      <text:p text:style-name="P42">2014,DELOITTE CONSULTING LLP,7017</text:p>
      <text:p text:style-name="P42">2014,ACCENTURE LLP,5498</text:p>
      <text:p text:style-name="P42"/>
      <text:p text:style-name="P42">In 2015:</text:p>
      <text:p text:style-name="P42">2015,INFOSYS LIMITED,33245</text:p>
      <text:p text:style-name="P42">2015,TATA CONSULTANCY SERVICES LIMITED,16553</text:p>
      <text:p text:style-name="P42">2015,WIPRO LIMITED,12201</text:p>
      <text:p text:style-name="P42">2015,IBM INDIA PRIVATE LIMITED,10693</text:p>
      <text:p text:style-name="P42">2015,ACCENTURE LLP,9605</text:p>
      <text:p text:style-name="P42"/>
      <text:p text:style-name="P42">In 2016:</text:p>
      <text:p text:style-name="P42">2016,INFOSYS LIMITED,25352</text:p>
      <text:p text:style-name="P42">2016,CAPGEMINI AMERICA INC,16725</text:p>
      <text:p text:style-name="P42">2016,TATA CONSULTANCY SERVICES LIMITED,13134</text:p>
      <text:p text:style-name="P42">2016,WIPRO LIMITED,10607</text:p>
      <text:p text:style-name="P42">2016,IBM INDIA PRIVATE LIMITED,9787</text:p>
      <text:p text:style-name="P46"><text:soft-page-break/></text:p>
      <text:p text:style-name="P40"/>
      <text:p text:style-name="P35">5. <text:s/>Find the most popular top 10 job positions for H1B visa applications for each year?</text:p>
      <text:p text:style-name="P28">a) for all the applications</text:p>
      <text:p text:style-name="P25"/>
      <text:p text:style-name="P27">Output:</text:p>
      <text:p text:style-name="P27"/>
      <text:p text:style-name="P45">In 2011:</text:p>
      <text:p text:style-name="P42">2011,PROGRAMMER ANALYST,31799</text:p>
      <text:p text:style-name="P42">2011,SOFTWARE ENGINEER,12763</text:p>
      <text:p text:style-name="P42">2011,COMPUTER PROGRAMMER,8998</text:p>
      <text:p text:style-name="P42">2011,SYSTEMS ANALYST,8644</text:p>
      <text:p text:style-name="P42">2011,BUSINESS ANALYST,3891</text:p>
      <text:p text:style-name="P42">2011,COMPUTER SYSTEMS ANALYST,3698</text:p>
      <text:p text:style-name="P42">2011,ASSISTANT PROFESSOR,3467</text:p>
      <text:p text:style-name="P42">2011,PHYSICAL THERAPIST,3377</text:p>
      <text:p text:style-name="P42">2011,SENIOR SOFTWARE ENGINEER,2935</text:p>
      <text:p text:style-name="P42">2011,SENIOR CONSULTANT,2798</text:p>
      <text:p text:style-name="P42"/>
      <text:p text:style-name="P42">In 2012:</text:p>
      <text:p text:style-name="P42">2012,PROGRAMMER ANALYST,33066</text:p>
      <text:p text:style-name="P42">2012,SOFTWARE ENGINEER,14437</text:p>
      <text:p text:style-name="P42">2012,COMPUTER PROGRAMMER,9629</text:p>
      <text:p text:style-name="P42">2012,SYSTEMS ANALYST,9296</text:p>
      <text:p text:style-name="P42">2012,BUSINESS ANALYST,4752</text:p>
      <text:p text:style-name="P42">2012,COMPUTER SYSTEMS ANALYST,4706</text:p>
      <text:p text:style-name="P42">2012,SOFTWARE DEVELOPER,3895</text:p>
      <text:p text:style-name="P42">2012,PHYSICAL THERAPIST,3871</text:p>
      <text:p text:style-name="P42">2012,ASSISTANT PROFESSOR,3801</text:p>
      <text:p text:style-name="P42">2012,SENIOR CONSULTANT,3737</text:p>
      <text:p text:style-name="P42"/>
      <text:p text:style-name="P42">In 2013:</text:p>
      <text:p text:style-name="P42">2013,PROGRAMMER ANALYST,33880</text:p>
      <text:p text:style-name="P42">2013,SOFTWARE ENGINEER,15680</text:p>
      <text:p text:style-name="P42">2013,COMPUTER PROGRAMMER,11271</text:p>
      <text:p text:style-name="P42">2013,SYSTEMS ANALYST,8714</text:p>
      <text:p text:style-name="P42">2013,TECHNOLOGY LEAD - US,7853</text:p>
      <text:p text:style-name="P42">2013,TECHNOLOGY ANALYST - US,7683</text:p>
      <text:p text:style-name="P42">2013,BUSINESS ANALYST,5716</text:p>
      <text:p text:style-name="P42">2013,COMPUTER SYSTEMS ANALYST,5043</text:p>
      <text:p text:style-name="P42">2013,SOFTWARE DEVELOPER,5026</text:p>
      <text:p text:style-name="P42">2013,SENIOR CONSULTANT,4326</text:p>
      <text:p text:style-name="P42"/>
      <text:p text:style-name="P42">In 2014:</text:p>
      <text:p text:style-name="P42">2014,PROGRAMMER ANALYST,43114</text:p>
      <text:p text:style-name="P42">2014,SOFTWARE ENGINEER,20500</text:p>
      <text:p text:style-name="P42">2014,COMPUTER PROGRAMMER,14950</text:p>
      <text:p text:style-name="P42">2014,SYSTEMS ANALYST,10194</text:p>
      <text:p text:style-name="P42">2014,SOFTWARE DEVELOPER,7337</text:p>
      <text:p text:style-name="P42">2014,BUSINESS ANALYST,7302</text:p>
      <text:p text:style-name="P42">2014,COMPUTER SYSTEMS ANALYST,6821</text:p>
      <text:p text:style-name="P42">2014,TECHNOLOGY LEAD - US,5057</text:p>
      <text:p text:style-name="P42"><text:soft-page-break/>2014,TECHNOLOGY ANALYST - US,4913</text:p>
      <text:p text:style-name="P42">2014,SENIOR CONSULTANT,4898</text:p>
      <text:p text:style-name="P46"><text:s text:c="12"/></text:p>
      <text:p text:style-name="P46"><text:s text:c="12"/>In 2015:</text:p>
      <text:p text:style-name="P46"><text:s text:c="10"/><text:tab/> 2015,PROGRAMMER ANALYST,53436</text:p>
      <text:p text:style-name="P42">2015,SOFTWARE ENGINEER,27259</text:p>
      <text:p text:style-name="P42">2015,COMPUTER PROGRAMMER,14054</text:p>
      <text:p text:style-name="P42">2015,SYSTEMS ANALYST,12803</text:p>
      <text:p text:style-name="P42">2015,SOFTWARE DEVELOPER,10441</text:p>
      <text:p text:style-name="P42">2015,BUSINESS ANALYST,8853</text:p>
      <text:p text:style-name="P42">2015,TECHNOLOGY LEAD - US,8242</text:p>
      <text:p text:style-name="P42">2015,COMPUTER SYSTEMS ANALYST,7918</text:p>
      <text:p text:style-name="P42">2015,TECHNOLOGY ANALYST - US,7014</text:p>
      <text:p text:style-name="P42">2015,SENIOR SOFTWARE ENGINEER,6013</text:p>
      <text:p text:style-name="P42"/>
      <text:p text:style-name="P42">In 2016:</text:p>
      <text:p text:style-name="P42">2016,PROGRAMMER ANALYST,53743</text:p>
      <text:p text:style-name="P42">2016,SOFTWARE ENGINEER,30668</text:p>
      <text:p text:style-name="P42">2016,SOFTWARE DEVELOPER,14041</text:p>
      <text:p text:style-name="P42">2016,SYSTEMS ANALYST,12314</text:p>
      <text:p text:style-name="P42">2016,COMPUTER PROGRAMMER,11668</text:p>
      <text:p text:style-name="P42">2016,BUSINESS ANALYST,9167</text:p>
      <text:p text:style-name="P42">2016,COMPUTER SYSTEMS ANALYST,6900</text:p>
      <text:p text:style-name="P42">2016,SENIOR SOFTWARE ENGINEER,6439</text:p>
      <text:p text:style-name="P42">2016,DEVELOPER,6084</text:p>
      <text:p text:style-name="P42">2016,TECHNOLOGY LEAD - US,5410</text:p>
      <text:p text:style-name="P36"/>
      <text:p text:style-name="P33"><text:span text:style-name="T10">5.</text:span><text:span text:style-name="T4"> Find the most popular top 10 job positions for H1B visa applications for each year?</text:span></text:p>
      <text:p text:style-name="P51"><text:span text:style-name="T3"><text:s text:c="7"/></text:span><text:span text:style-name="T4">b) for only certified applications</text:span><text:span text:style-name="T12">.</text:span></text:p>
      <text:p text:style-name="P46"/>
      <text:p text:style-name="P51"><text:span text:style-name="T3"><text:s text:c="3"/></text:span><text:span text:style-name="T6">Output:</text:span></text:p>
      <text:p text:style-name="P42">In 2011:</text:p>
      <text:p text:style-name="P51"><text:span text:style-name="T6"><text:s text:c="5"/><text:tab/> </text:span><text:span text:style-name="T3">2011,PROGRAMMER ANALYST,28806</text:span></text:p>
      <text:p text:style-name="P42">2011,SOFTWARE ENGINEER,11224</text:p>
      <text:p text:style-name="P42">2011,COMPUTER PROGRAMMER,8038</text:p>
      <text:p text:style-name="P42">2011,SYSTEMS ANALYST,7850</text:p>
      <text:p text:style-name="P42">2011,BUSINESS ANALYST,3444</text:p>
      <text:p text:style-name="P42">2011,COMPUTER SYSTEMS ANALYST,3152</text:p>
      <text:p text:style-name="P42">2011,ASSISTANT PROFESSOR,3050</text:p>
      <text:p text:style-name="P42">2011,PHYSICAL THERAPIST,2911</text:p>
      <text:p text:style-name="P42">2011,SENIOR SOFTWARE ENGINEER,2595</text:p>
      <text:p text:style-name="P42">2011,SENIOR CONSULTANT,2585</text:p>
      <text:p text:style-name="P42">In 2012:</text:p>
      <text:p text:style-name="P42">2012,PROGRAMMER ANALYST,29226</text:p>
      <text:p text:style-name="P42">2012,SOFTWARE ENGINEER,12273</text:p>
      <text:p text:style-name="P42">2012,COMPUTER PROGRAMMER,8483</text:p>
      <text:p text:style-name="P42">2012,SYSTEMS ANALYST,8399</text:p>
      <text:p text:style-name="P42">2012,BUSINESS ANALYST,4144</text:p>
      <text:p text:style-name="P42">2012,COMPUTER SYSTEMS ANALYST,4084</text:p>
      <text:p text:style-name="P42">2012,SENIOR CONSULTANT,3420</text:p>
      <text:p text:style-name="P42">2012,SOFTWARE DEVELOPER,3290</text:p>
      <text:p text:style-name="P42">2012,PHYSICAL THERAPIST,3284</text:p>
      <text:p text:style-name="P42"><text:soft-page-break/>2012,ASSISTANT PROFESSOR,3033</text:p>
      <text:p text:style-name="P42"/>
      <text:p text:style-name="P42">In 2013:</text:p>
      <text:p text:style-name="P42">2013,PROGRAMMER ANALYST,29906</text:p>
      <text:p text:style-name="P42">2013,SOFTWARE ENGINEER,12973</text:p>
      <text:p text:style-name="P42">2013,COMPUTER PROGRAMMER,10202</text:p>
      <text:p text:style-name="P42">2013,SYSTEMS ANALYST,7850</text:p>
      <text:p text:style-name="P42">2013,TECHNOLOGY LEAD - US,7809</text:p>
      <text:p text:style-name="P42">2013,TECHNOLOGY ANALYST - US,7641</text:p>
      <text:p text:style-name="P42">2013,BUSINESS ANALYST,4993</text:p>
      <text:p text:style-name="P42">2013,COMPUTER SYSTEMS ANALYST,4554</text:p>
      <text:p text:style-name="P42">2013,SOFTWARE DEVELOPER,4316</text:p>
      <text:p text:style-name="P42">2013,SENIOR CONSULTANT,3996</text:p>
      <text:p text:style-name="P42"/>
      <text:p text:style-name="P42">In 2014:</text:p>
      <text:p text:style-name="P42">2014,PROGRAMMER ANALYST,38625</text:p>
      <text:p text:style-name="P42">2014,SOFTWARE ENGINEER,17278</text:p>
      <text:p text:style-name="P42">2014,COMPUTER PROGRAMMER,13796</text:p>
      <text:p text:style-name="P42">2014,SYSTEMS ANALYST,9161</text:p>
      <text:p text:style-name="P42">2014,BUSINESS ANALYST,6529</text:p>
      <text:p text:style-name="P42">2014,SOFTWARE DEVELOPER,6473</text:p>
      <text:p text:style-name="P42">2014,COMPUTER SYSTEMS ANALYST,6204</text:p>
      <text:p text:style-name="P42">2014,TECHNOLOGY LEAD - US,5055</text:p>
      <text:p text:style-name="P42">2014,TECHNOLOGY ANALYST - US,4911</text:p>
      <text:p text:style-name="P42">2014,SENIOR CONSULTANT,4535</text:p>
      <text:p text:style-name="P42"/>
      <text:p text:style-name="P42">In 2015:</text:p>
      <text:p text:style-name="P42">2015,PROGRAMMER ANALYST,48203</text:p>
      <text:p text:style-name="P42">2015,SOFTWARE ENGINEER,23352</text:p>
      <text:p text:style-name="P42">2015,COMPUTER PROGRAMMER,12971</text:p>
      <text:p text:style-name="P42">2015,SYSTEMS ANALYST,11498</text:p>
      <text:p text:style-name="P42">2015,SOFTWARE DEVELOPER,9343</text:p>
      <text:p text:style-name="P42">2015,TECHNOLOGY LEAD - US,8238</text:p>
      <text:p text:style-name="P42">2015,BUSINESS ANALYST,7919</text:p>
      <text:p text:style-name="P42">2015,COMPUTER SYSTEMS ANALYST,7234</text:p>
      <text:p text:style-name="P42">2015,TECHNOLOGY ANALYST - US,7009</text:p>
      <text:p text:style-name="P42">2015,SENIOR SOFTWARE ENGINEER,5324</text:p>
      <text:p text:style-name="P42"/>
      <text:p text:style-name="P42">In 2016:</text:p>
      <text:p text:style-name="P42">2016,PROGRAMMER ANALYST,<text:tab/><text:tab/>47964</text:p>
      <text:p text:style-name="P42">2016,SOFTWARE ENGINEER,<text:tab/><text:tab/>25890</text:p>
      <text:p text:style-name="P42">2016,SOFTWARE DEVELOPER,<text:tab/><text:tab/>12474</text:p>
      <text:p text:style-name="P42">2016,SYSTEMS ANALYST,<text:tab/><text:tab/><text:tab/>10986</text:p>
      <text:p text:style-name="P42">2016,COMPUTER PROGRAMMER,<text:tab/>10528</text:p>
      <text:p text:style-name="P42">2016,BUSINESS ANALYST,<text:tab/><text:tab/>8175</text:p>
      <text:p text:style-name="P42">2016,COMPUTER SYSTEMS ANALYST,<text:tab/>6205</text:p>
      <text:p text:style-name="P42">2016,DEVELOPER,<text:tab/><text:tab/><text:tab/><text:tab/>5912</text:p>
      <text:p text:style-name="P42">2016,SENIOR SOFTWARE ENGINEER,<text:tab/>5630</text:p>
      <text:p text:style-name="P42">2016,TECHNOLOGY LEAD - US,<text:tab/><text:tab/>5405</text:p>
      <text:p text:style-name="P46"/>
      <text:p text:style-name="P33"><text:span text:style-name="T4">6. </text:span><text:bookmark-start text:name="OLE_LINK1"/><text:bookmark-start text:name="OLE_LINK2"/><text:bookmark-start text:name="OLE_LINK3"/><text:bookmark-start text:name="OLE_LINK4"/><text:span text:style-name="T4">Find the percentage and the count of each case status on total applications for each year. <text:s text:c="4"/>Create a line graph depicting the pattern of All the cases over the period of time</text:span><text:span text:style-name="T12">.</text:span></text:p>
      <text:p text:style-name="P40"><text:soft-page-break/></text:p>
      <text:p text:style-name="P41">Output:</text:p>
      <text:p text:style-name="P47">2011<text:tab/>DENIED<text:tab/>29130<text:tab/>358767<text:tab/>8.0%</text:p>
      <text:p text:style-name="P47">2011<text:tab/>CERTIFIED<text:tab/>307936<text:tab/>358767<text:tab/>85.0%</text:p>
      <text:p text:style-name="P47">2011<text:tab/>WITHDRAWN<text:tab/>10105<text:tab/>358767<text:tab/>2.0%</text:p>
      <text:p text:style-name="P47">2011<text:tab/>CERTIFIED-WITHDRAWN<text:tab/>11596<text:tab/>358767<text:tab/>3.0%</text:p>
      <text:p text:style-name="P47">2012<text:tab/>DENIED<text:tab/>21096<text:tab/>415607<text:tab/>5.0%</text:p>
      <text:p text:style-name="P47">2012<text:tab/>CERTIFIED<text:tab/>352668<text:tab/>415607<text:tab/>84.0%</text:p>
      <text:p text:style-name="P47">2012<text:tab/>WITHDRAWN<text:tab/>10725<text:tab/>415607<text:tab/>2.0%</text:p>
      <text:p text:style-name="P47">2012<text:tab/>CERTIFIED-WITHDRAWN<text:tab/>31118<text:tab/>415607<text:tab/>7.0%</text:p>
      <text:p text:style-name="P47">2013<text:tab/>CERTIFIED-WITHDRAWN<text:tab/>35432<text:tab/>442114<text:tab/>8.0%</text:p>
      <text:p text:style-name="P47">2013<text:tab/>WITHDRAWN<text:tab/>11590<text:tab/>442114<text:tab/>2.0%</text:p>
      <text:p text:style-name="P47">2013<text:tab/>CERTIFIED<text:tab/>382951<text:tab/>442114<text:tab/>86.0%</text:p>
      <text:p text:style-name="P47">2013<text:tab/>DENIED<text:tab/>12141<text:tab/>442114<text:tab/>2.0%</text:p>
      <text:p text:style-name="P47">2014<text:tab/>CERTIFIED-WITHDRAWN<text:tab/>36350<text:tab/>519427<text:tab/>6.0%</text:p>
      <text:p text:style-name="P47">2014<text:tab/>WITHDRAWN<text:tab/>16034<text:tab/>519427<text:tab/>3.0%</text:p>
      <text:p text:style-name="P47">2014<text:tab/>CERTIFIED<text:tab/>455144<text:tab/>519427<text:tab/>87.0%</text:p>
      <text:p text:style-name="P47">2014<text:tab/>DENIED<text:tab/>11899<text:tab/>519427<text:tab/>2.0%</text:p>
      <text:p text:style-name="P47">2015<text:tab/>DENIED<text:tab/>10923<text:tab/>618727<text:tab/>1.0%</text:p>
      <text:p text:style-name="P47">2015<text:tab/>CERTIFIED<text:tab/>547278<text:tab/>618727<text:tab/>88.0%</text:p>
      <text:p text:style-name="P47">2015<text:tab/>WITHDRAWN<text:tab/>19455<text:tab/>618727<text:tab/>3.0%</text:p>
      <text:p text:style-name="P47">2015<text:tab/>CERTIFIED-WITHDRAWN<text:tab/>41071<text:tab/>618727<text:tab/>6.0%</text:p>
      <text:p text:style-name="P47">2016<text:tab/>CERTIFIED<text:tab/>569646<text:tab/>647803<text:tab/>87.0%</text:p>
      <text:p text:style-name="P47">2016<text:tab/>WITHDRAWN<text:tab/>21890<text:tab/>647803<text:tab/>3.0%</text:p>
      <text:p text:style-name="P47">2016<text:tab/>CERTIFIED-WITHDRAWN<text:tab/>47092<text:tab/>647803<text:tab/>7.0%</text:p>
      <text:p text:style-name="P47">2016<text:tab/>DENIED<text:tab/>9175<text:tab/>647803<text:tab/>1.0%</text:p>
      <text:p text:style-name="P47"/>
      <text:p text:style-name="P67"><draw:frame draw:style-name="fr2" draw:name="Object1" text:anchor-type="paragraph" svg:width="21.001cm" svg:height="8.396cm" draw:z-index="1"><draw:object xlink:href="./Object 1" xlink:type="simple" xlink:show="embed" xlink:actuate="onLoad"/><draw:image xlink:href="./ObjectReplacements/Object 1" xlink:type="simple" xlink:show="embed" xlink:actuate="onLoad"/></draw:frame></text:p>
      <text:p text:style-name="P47"/>
      <text:p text:style-name="P47"/>
      <text:p text:style-name="P47"/>
      <text:p text:style-name="P61"><text:bookmark-end text:name="OLE_LINK1"/><text:bookmark-end text:name="OLE_LINK2"/><text:bookmark-end text:name="OLE_LINK3"/><text:bookmark-end text:name="OLE_LINK4"/><text:span text:style-name="T23">7. Create a bar graph to depict the number of applications for each year [All]</text:span></text:p>
      <text:p text:style-name="P35"/>
      <text:p text:style-name="P37">Output:</text:p>
      <text:p text:style-name="P42">2011<text:tab/>358767</text:p>
      <text:p text:style-name="P42"><text:soft-page-break/>2012<text:tab/>415607</text:p>
      <text:p text:style-name="P42">2013<text:tab/>442114</text:p>
      <text:p text:style-name="P42">2014<text:tab/>519427</text:p>
      <text:p text:style-name="P42">2015<text:tab/>618727</text:p>
      <text:p text:style-name="P42">2016<text:tab/>647803</text:p>
      <text:p text:style-name="P42"/>
      <text:p text:style-name="P42"/>
      <text:p text:style-name="P42"><draw:frame draw:style-name="fr3" draw:name="Object2" text:anchor-type="paragraph" svg:width="16cm" svg:height="8.999cm" draw:z-index="2"><draw:object xlink:href="./Object 2" xlink:type="simple" xlink:show="embed" xlink:actuate="onLoad"/><draw:image xlink:href="./ObjectReplacements/Object 2" xlink:type="simple" xlink:show="embed" xlink:actuate="onLoad"/></draw:frame></text:p>
      <text:p text:style-name="P42"/>
      <text:p text:style-name="P33"><text:span text:style-name="T4">8. Find the average Prevailing Wage for each </text:span><text:span text:style-name="T14">Job for each Year (take part time and full time separate). Arrange the output in descending order - [Certified and Certified Withdrawn.]</text:span></text:p>
      <text:p text:style-name="P46"/>
      <text:p text:style-name="P37">Output:</text:p>
      <text:p text:style-name="P37"/>
      <text:p text:style-name="P34">9.Which are the employers along with the number of petitions who have the success rate more than 70% <text:s/>in petitions. (total petitions filed 1000 OR more than 1000) ?</text:p>
      <text:p text:style-name="P37"/>
      <text:p text:style-name="P37">Output:</text:p>
      <text:p text:style-name="P37"/>
      <text:p text:style-name="P46">THE UNIVERSITY OF IOWA,1569,70.55 %</text:p>
      <text:p text:style-name="P46">VERINON TECHNOLOGY SOLUTIONS LTD.,1245,70.92 %</text:p>
      <text:p text:style-name="P46">SUNERA TECHNOLOGIES, INC,1440,71.67 %</text:p>
      <text:p text:style-name="P46">DEUTSCHE BANK SECURITIES INC.,1170,71.88 %</text:p>
      <text:p text:style-name="P46">GENERAL HOSPITAL CORPORATION,1429,72.29 %</text:p>
      <text:p text:style-name="P46">EMORY UNIVERSITY,1680,72.56 %</text:p>
      <text:p text:style-name="P46">CITIBANK, N.A.,2173,72.62 %</text:p>
      <text:p text:style-name="P46">COLUMBIA UNIVERSITY,1841,73.44 %</text:p>
      <text:p text:style-name="P46">WASHINGTON UNIVERSITY IN ST. LOUIS,1576,73.48 %</text:p>
      <text:p text:style-name="P46">UNIVERSITY OF MARYLAND COLLEGE PARK,1354,73.49 %</text:p>
      <text:p text:style-name="P46">MEDTRONIC, INC.,1050,73.52 %</text:p>
      <text:p text:style-name="P46">THE UNIVERSITY OF CHICAGO,1277,73.61 %</text:p>
      <text:p text:style-name="P46">T-MOBILE USA, INC.,1457,73.78 %</text:p>
      <text:p text:style-name="P46">UNIVERSITY OF UTAH,1069,73.90 %</text:p>
      <text:p text:style-name="P46">UNIVERSITY OF CALIFORNIA, DAVIS,1334,74.14 %</text:p>
      <text:p text:style-name="P46"><text:soft-page-break/>THE UNIV. OF ALA. AT BIRMINGHAM (UAB),1288,74.15 %</text:p>
      <text:p text:style-name="P46">NEW YORK UNIVERSITY SCHOOL OF MEDICINE,1126,74.25 %</text:p>
      <text:p text:style-name="P46">YAHOO! INC.,3348,74.28 %</text:p>
      <text:p text:style-name="P46">GLOBALFOUNDRIES U.S. INC.,1391,74.69 %</text:p>
      <text:p text:style-name="P46">GOOGLE INC.,16473,74.99 %</text:p>
      <text:p text:style-name="P46">UNIVERSITY OF MICHIGAN,2893,75.67 %</text:p>
      <text:p text:style-name="P46">INTONE NETWORKS INC.,1575,75.94 %</text:p>
      <text:p text:style-name="P46">UNIVERSITY OF WISCONSIN-MADISON,1115,75.96 %</text:p>
      <text:p text:style-name="P46">SCHLUMBERGER TECHNOLOGY CORPORATION,2310,76.02 %</text:p>
      <text:p text:style-name="P46">NORTHWESTERN UNIVERSITY,1439,76.23 %</text:p>
      <text:p text:style-name="P46">BROADCOM CORPORATION,2862,76.24 %</text:p>
      <text:p text:style-name="P46">BRIGHAM AND WOMEN'S HOSPITAL,1117,76.45 %</text:p>
      <text:p text:style-name="P46">SYMANTEC CORPORATION,2290,77.34 %</text:p>
      <text:p text:style-name="P46">SEARS HOLDINGS MANAGEMENT CORPORATION,1105,77.65 %</text:p>
      <text:p text:style-name="P46">DUKE UNIVERSITY AND MEDICAL CENTER,1330,77.74 %</text:p>
      <text:p text:style-name="P46">BLACKROCK FINANCIAL MANAGEMENT, INC.,1048,77.77 %</text:p>
      <text:p text:style-name="P46">MICRON TECHNOLOGY, INC.,1934,78.08 %</text:p>
      <text:p text:style-name="P46">UNIVERSITY OF FLORIDA,1429,78.80 %</text:p>
      <text:p text:style-name="P46">IBM CORPORATION,13276,79.26 %</text:p>
      <text:p text:style-name="P46">HITACHI CONSULTING CORPORATION,2854,79.26 %</text:p>
      <text:p text:style-name="P46">YALE UNIVERSITY,1852,79.27 %</text:p>
      <text:p text:style-name="P46">JOHNS HOPKINS UNIVERSITY,1823,80.14 %</text:p>
      <text:p text:style-name="P46">CUMMINS INC.,4737,80.16 %</text:p>
      <text:p text:style-name="P46">NETAPP, INC.,1870,80.21 %</text:p>
      <text:p text:style-name="P46">HOWARD HUGHES MEDICAL INSTITUTE,1135,80.88 %</text:p>
      <text:p text:style-name="P46">TEXAS INSTRUMENTS INCORPORATED,1780,81.01 %</text:p>
      <text:p text:style-name="P46">IBM INDIA PRIVATE LIMITED,34219,81.08 %</text:p>
      <text:p text:style-name="P46">UNIVERSITY OF PITTSBURGH,1632,81.13 %</text:p>
      <text:p text:style-name="P46">HORIZON TECHNOLOGIES INC,1731,81.57 %</text:p>
      <text:p text:style-name="P46">DELL MARKETING L.P.,1532,81.59 %</text:p>
      <text:p text:style-name="P46">ORACLE FINANCIAL SERVICES SOFTWARE, INC.,1532,81.72 %</text:p>
      <text:p text:style-name="P46">PERSISTENT SYSTEMS, INC.,3225,81.80 %</text:p>
      <text:p text:style-name="P46">SMARTPLAY, INC.,1377,81.84 %</text:p>
      <text:p text:style-name="P46">UNIVERSITY OF CALIFORNIA, SAN DIEGO,1202,82.28 %</text:p>
      <text:p text:style-name="P46">QUALCOMM ATHEROS, INC.,1274,82.34 %</text:p>
      <text:p text:style-name="P46">AVANT HEALTHCARE PROFESSIONALS,1006,82.50 %</text:p>
      <text:p text:style-name="P46">AKAMAI TECHNOLOGIES, INC.,1092,82.60 %</text:p>
      <text:p text:style-name="P46">CITRIX SYSTEMS, INC.,1044,82.66 %</text:p>
      <text:p text:style-name="P46">MASTECH, INC., A MASTECH HOLDINGS, INC. COMPANY,5228,82.75 %</text:p>
      <text:p text:style-name="P46">IDEXCEL, INC.,1360,82.94 %</text:p>
      <text:p text:style-name="P46">LINKEDIN CORPORATION,2194,83.00 %</text:p>
      <text:p text:style-name="P46">IBM INDIA PVT. LTD.,1284,83.10 %</text:p>
      <text:p text:style-name="P46">APEX TECHNOLOGY SYSTEMS, INC,1060,83.30 %</text:p>
      <text:p text:style-name="P46">INTRAEDGE, INC.,1254,83.41 %</text:p>
      <text:p text:style-name="P46">QUALCOMM TECHNOLOGIES, INC.,6113,83.67 %</text:p>
      <text:p text:style-name="P46">CHARTER GLOBAL, INC.,1188,83.84 %</text:p>
      <text:p text:style-name="P46">EXPEDIA, INC.,1311,83.98 %</text:p>
      <text:p text:style-name="P46">RJT COMPUQUEST, INC.,1662,84.24 %</text:p>
      <text:p text:style-name="P46">ORACLE AMERICA, INC.,7684,84.45 %</text:p>
      <text:p text:style-name="P46">HCL GLOBAL SYSTEMS INC,3677,84.58 %</text:p>
      <text:p text:style-name="P46">SIRI INFOSOLUTIONS INC.,1039,84.79 %</text:p>
      <text:p text:style-name="P46">UNIVERSITY OF WASHINGTON,1187,84.92 %</text:p>
      <text:p text:style-name="P46"><text:soft-page-break/>UNIVERSITY OF CALIFORNIA, SAN FRANCISCO,1348,85.31 %</text:p>
      <text:p text:style-name="P46">ECLINICALWORKS, LLC,1547,85.46 %</text:p>
      <text:p text:style-name="P46">UNIVERSITY OF CALIFORNIA, LOS ANGELES,1172,85.49 %</text:p>
      <text:p text:style-name="P46">VIRTUSA CORPORATION,2217,85.61 %</text:p>
      <text:p text:style-name="P46">EMC CORPORATION,4467,85.63 %</text:p>
      <text:p text:style-name="P46">CVS RX SERVICES, INC.,2735,85.63 %</text:p>
      <text:p text:style-name="P46">SAPIENT CORPORATION,2237,85.65 %</text:p>
      <text:p text:style-name="P46">WAL-MART ASSOCIATES, INC.,3670,85.89 %</text:p>
      <text:p text:style-name="P46">COMCAST CABLE COMMUNICATIONS, LLC,1214,86.16 %</text:p>
      <text:p text:style-name="P46">CIBER, INC.,2097,86.27 %</text:p>
      <text:p text:style-name="P46">COGNIZANT TECHNOLOGY SOLUTIONS U.S. CORPORATION,17528,86.73 %</text:p>
      <text:p text:style-name="P46">UNIVERSITY OF ILLINOIS AT CHICAGO,1131,87.09 %</text:p>
      <text:p text:style-name="P46">MICROSOFT CORPORATION,25576,87.32 %</text:p>
      <text:p text:style-name="P46">MORGAN STANLEY &amp; CO. LLC,1669,87.66 %</text:p>
      <text:p text:style-name="P46">FACEBOOK, INC.,4145,87.74 %</text:p>
      <text:p text:style-name="P46">AT&amp;T SERVICES, INC.,1201,87.76 %</text:p>
      <text:p text:style-name="P46">MARVELL SEMICONDUCTOR, INC.,1631,88.23 %</text:p>
      <text:p text:style-name="P46">CAPITAL ONE SERVICES, LLC,2796,88.34 %</text:p>
      <text:p text:style-name="P46">JPMORGAN CHASE &amp; CO.,7035,88.34 %</text:p>
      <text:p text:style-name="P46">MICROEXCEL, INC,1159,88.44 %</text:p>
      <text:p text:style-name="P46">VERIZON DATA SERVICES LLC,1635,88.62 %</text:p>
      <text:p text:style-name="P46">HP ENTERPRISE SERVICES, LLC,1149,88.69 %</text:p>
      <text:p text:style-name="P46">INTEL CORPORATION,11415,88.76 %</text:p>
      <text:p text:style-name="P46">SOFTWARE PARADIGMS INTERNATIONAL GROUP, LLC,1034,88.78 %</text:p>
      <text:p text:style-name="P46">BROOKHAVEN NATIONAL LABORATORY,1023,88.86 %</text:p>
      <text:p text:style-name="P46">BALTIMORE CITY PUBLIC SCHOOLS,1014,88.95 %</text:p>
      <text:p text:style-name="P46">UST GLOBAL INC,6355,89.00 %</text:p>
      <text:p text:style-name="P46">L&amp;T TECHNOLOGY SERVICES LIMITED,3722,89.07 %</text:p>
      <text:p text:style-name="P46">CMC AMERICAS, INC.,1157,89.28 %</text:p>
      <text:p text:style-name="P46">INTUIT INC.,1404,89.32 %</text:p>
      <text:p text:style-name="P46">THE PENNSYLVANIA STATE UNIVERSITY,1042,89.64 %</text:p>
      <text:p text:style-name="P46">MOUNT SINAI MEDICAL CENTER,1114,89.86 %</text:p>
      <text:p text:style-name="P46">MANAGEMENT HEALTH SYSTEMS, INC.,2000,89.90 %</text:p>
      <text:p text:style-name="P46">ORION SYSTEMS INTEGRATORS, INC,1160,89.91 %</text:p>
      <text:p text:style-name="P46">TECH MAHINDRA (AMERICAS), INC.,7019,89.96 %</text:p>
      <text:p text:style-name="P46">ITECH US, INC.,2476,90.06 %</text:p>
      <text:p text:style-name="P46">SYSTEM SOFT TECHNOLOGIES LLC,3102,90.07 %</text:p>
      <text:p text:style-name="P46">AMAZON CORPORATE LLC,9026,90.21 %</text:p>
      <text:p text:style-name="P46">HSBC BANK USA, N.A.,1110,90.27 %</text:p>
      <text:p text:style-name="P46">BANK OF AMERICA N.A.,4282,90.33 %</text:p>
      <text:p text:style-name="P46">WIPRO LIMITED,48117,90.35 %</text:p>
      <text:p text:style-name="P46">ASTIR IT SOLUTIONS INC.,1955,90.69 %</text:p>
      <text:p text:style-name="P46">RANDSTAD TECHNOLOGIES, LP,3419,90.79 %</text:p>
      <text:p text:style-name="P46">CYBERTHINK INC,1618,90.91 %</text:p>
      <text:p text:style-name="P46">TESLA MOTORS, INC.,1441,90.98 %</text:p>
      <text:p text:style-name="P46">UBER TECHNOLOGIES, INC.,1006,91.05 %</text:p>
      <text:p text:style-name="P46">GOLDMAN, SACHS &amp; CO.,3713,91.14 %</text:p>
      <text:p text:style-name="P46">SATYAM COMPUTER SERVICES LTD.,1694,91.26 %</text:p>
      <text:p text:style-name="P46">ITC INFOTECH (USA), INC.,1859,91.34 %</text:p>
      <text:p text:style-name="P46">HEWLETT-PACKARD COMPANY,1639,91.58 %</text:p>
      <text:p text:style-name="P46">CISCO SYSTEMS, INC.,3140,91.69 %</text:p>
      <text:p text:style-name="P46">CHILDREN'S HOSPITAL CORPORATION,1017,91.74 %</text:p>
      <text:p text:style-name="P46"><text:soft-page-break/>TECHNOSOFT CORPORATION,1625,91.82 %</text:p>
      <text:p text:style-name="P46">INOVANT, LLC,1086,91.90 %</text:p>
      <text:p text:style-name="P46">KPIT INFOSYSTEMS, INC.,3114,91.94 %</text:p>
      <text:p text:style-name="P46">LARSEN &amp; TOUBRO LIMITED,3066,92.01 %</text:p>
      <text:p text:style-name="P46">MERRILL LYNCH,1873,92.15 %</text:p>
      <text:p text:style-name="P46">PEOPLE TECH GROUP INC.,1124,92.26 %</text:p>
      <text:p text:style-name="P46">A2Z DEVELOPMENT CENTER, INC.,1025,92.29 %</text:p>
      <text:p text:style-name="P46">APPLE INC.,7317,92.32 %</text:p>
      <text:p text:style-name="P46">SYNECHRON, INC.,3802,92.77 %</text:p>
      <text:p text:style-name="P46">FUJITSU AMERICA, INC.,5309,92.79 %</text:p>
      <text:p text:style-name="P46">ADOBE SYSTEMS INCORPORATED,1167,92.80 %</text:p>
      <text:p text:style-name="P46">CAPGEMINI U.S. LLC,3712,92.86 %</text:p>
      <text:p text:style-name="P46">NIIT TECHNOLOGIES LIMITED,1339,92.91 %</text:p>
      <text:p text:style-name="P46">TWITTER, INC.,1328,92.92 %</text:p>
      <text:p text:style-name="P46">EBAY INC.,3464,93.01 %</text:p>
      <text:p text:style-name="P46">PAYPAL, INC.,2830,93.04 %</text:p>
      <text:p text:style-name="P46">HEXAWARE TECHNOLOGIES, INC.,5466,93.65 %</text:p>
      <text:p text:style-name="P46">AMERICAN EXPRESS TRAVEL RELATED SERVICES COMPANY, INC.,1045,93.68 %</text:p>
      <text:p text:style-name="P46">SALESFORCE.COM, INC.,2245,94.25 %</text:p>
      <text:p text:style-name="P46">MAYO CLINIC,1772,94.30 %</text:p>
      <text:p text:style-name="P46">UST GLOBAL INC.,6363,94.39 %</text:p>
      <text:p text:style-name="P46">POLARIS SOFTWARE LAB (INDIA) LTD.,1326,94.42 %</text:p>
      <text:p text:style-name="P46">CYMA SYSTEMS INC,1269,94.48 %</text:p>
      <text:p text:style-name="P46">MEMORIAL SLOAN-KETTERING CANCER CENTER,1080,94.54 %</text:p>
      <text:p text:style-name="P46">VEDICSOFT SOLUTIONS LLC,1274,94.58 %</text:p>
      <text:p text:style-name="P46">DALLAS INDEPENDENT SCHOOL DISTRICT,1729,94.62 %</text:p>
      <text:p text:style-name="P46">SYNTEL CONSULTING INC.,3167,94.70 %</text:p>
      <text:p text:style-name="P46">PYRAMID TECHNOLOGY SOLUTIONS, INC,1056,95.36 %</text:p>
      <text:p text:style-name="P46">LARSEN &amp; TOUBRO INFOTECH LIMITED,17457,95.39 %</text:p>
      <text:p text:style-name="P46">CAPGEMINI AMERICA INC,16725,95.41 %</text:p>
      <text:p text:style-name="P46">HEADSTRONG SERVICES LLC,2587,95.48 %</text:p>
      <text:p text:style-name="P46">EXPERIS US, INC.,1641,95.49 %</text:p>
      <text:p text:style-name="P46">DOTCOM TEAM, LLC,1125,95.73 %</text:p>
      <text:p text:style-name="P46">UNIVERSITY OF MINNESOTA,1353,95.79 %</text:p>
      <text:p text:style-name="P46">THE MATHWORKS, INC.,2020,95.79 %</text:p>
      <text:p text:style-name="P46">TECHDEMOCRACY LLC,1027,95.81 %</text:p>
      <text:p text:style-name="P46">SATYAM COMPUTER SERVICES LIMITED,2403,95.84 %</text:p>
      <text:p text:style-name="P46">IGATE TECHNOLOGIES INC.,12564,95.91 %</text:p>
      <text:p text:style-name="P46">PATNI AMERICAS INC.,3149,95.94 %</text:p>
      <text:p text:style-name="P46">KPMG LLP,4629,96.03 %</text:p>
      <text:p text:style-name="P46">ERP ANALYSTS, INC.,1785,96.13 %</text:p>
      <text:p text:style-name="P46">COLLABORATE SOLUTIONS INC,1209,96.20 %</text:p>
      <text:p text:style-name="P46">CAPGEMINI FINANCIAL SERVICES USA INC,4426,96.48 %</text:p>
      <text:p text:style-name="P46">BLOOMBERG, LP,2352,96.64 %</text:p>
      <text:p text:style-name="P46">BIRLASOFT INC,2370,96.67 %</text:p>
      <text:p text:style-name="P46">PRICEWATERHOUSECOOPERS LLP,2719,96.69 %</text:p>
      <text:p text:style-name="P46">SMARTSOFT INTERNATIONAL, INC.,1212,96.70 %</text:p>
      <text:p text:style-name="P46">VMWARE, INC.,2617,96.71 %</text:p>
      <text:p text:style-name="P46">LARSEN &amp; TOUBRO TECHNOLOGY SERVICES LTD,1385,96.75 %</text:p>
      <text:p text:style-name="P46">VEDICSOFT,1169,96.83 %</text:p>
      <text:p text:style-name="P46">TECH MAHINDRA (AMERICAS) INC.,2102,96.86 %</text:p>
      <text:p text:style-name="P46">SYNTEL INC,1946,97.02 %</text:p>
      <text:p text:style-name="P46"><text:soft-page-break/>CYIENT, INC.,1281,97.03 %</text:p>
      <text:p text:style-name="P46">PHOTON INFOTECH, INC.,1235,97.09 %</text:p>
      <text:p text:style-name="P46">CSC COVANSYS CORPORATION,2251,97.11 %</text:p>
      <text:p text:style-name="P46">NATSOFT CORPORATION,1137,97.19 %</text:p>
      <text:p text:style-name="P46">RITE AID CORP.,1577,97.21 %</text:p>
      <text:p text:style-name="P46">PRICEWATERHOUSECOOPERS ADVISORY SERVICES LLC,1724,97.22 %</text:p>
      <text:p text:style-name="P46">NVIDIA CORPORATION,1182,97.29 %</text:p>
      <text:p text:style-name="P46">COMPUTER SCIENCES CORPORATION,1089,97.43 %</text:p>
      <text:p text:style-name="P46">THE BOSTON CONSULTING GROUP, INC.,1352,97.56 %</text:p>
      <text:p text:style-name="P46">INFOSYS TECHNOLOGIES LIMITED,1336,97.60 %</text:p>
      <text:p text:style-name="P46">SATYAM COMPUTER SERVICES LTD,1622,97.66 %</text:p>
      <text:p text:style-name="P46">PERFICIENT, INC.,1366,97.73 %</text:p>
      <text:p text:style-name="P46">GENPACT LLC,1046,97.80 %</text:p>
      <text:p text:style-name="P46">AKVARR INC,1372,97.89 %</text:p>
      <text:p text:style-name="P46">DELOITTE &amp; TOUCHE LLP,9642,97.93 %</text:p>
      <text:p text:style-name="P46">3I INFOTECH, INC.,2041,97.94 %</text:p>
      <text:p text:style-name="P46">PRICEWATERHOUSECOOPERS, LLP,2529,97.94 %</text:p>
      <text:p text:style-name="P46">ERNST &amp; YOUNG U.S. LLP,18232,98.04 %</text:p>
      <text:p text:style-name="P46">HCL AMERICA, INC.,22678,98.04 %</text:p>
      <text:p text:style-name="P46">MCKINSEY &amp; COMPANY, INC. UNITED STATES,1097,98.09 %</text:p>
      <text:p text:style-name="P46">COMPUNNEL SOFTWARE GROUP, INC.,3378,98.19 %</text:p>
      <text:p text:style-name="P46">AVCO CONSULTING INC,1424,98.24 %</text:p>
      <text:p text:style-name="P46">CGI TECHNOLOGIES AND SOLUTIONS INC.,1995,98.25 %</text:p>
      <text:p text:style-name="P46">DELOITTE CONSULTING LLP,36742,98.31 %</text:p>
      <text:p text:style-name="P46">ACCENTURE LLP,33447,98.40 %</text:p>
      <text:p text:style-name="P46">NTT DATA, INC.,4611,98.53 %</text:p>
      <text:p text:style-name="P46">SAP AMERICA, INC.,1456,98.56 %</text:p>
      <text:p text:style-name="P46">KFORCE INC.,1596,98.56 %</text:p>
      <text:p text:style-name="P46">DELOITTE TAX LLP,2501,98.56 %</text:p>
      <text:p text:style-name="P46">MPHASIS CORPORATION,5199,98.58 %</text:p>
      <text:p text:style-name="P46">AMDOCS INC.,1023,98.63 %</text:p>
      <text:p text:style-name="P46">RELIABLE SOFTWARE RESOURCES, INC.,1992,98.80 %</text:p>
      <text:p text:style-name="P46">GRANDISON MANAGEMENT, INC.,1386,98.99 %</text:p>
      <text:p text:style-name="P46">TECH MAHINDRA ( AMERICAS), INC,1170,99.06 %</text:p>
      <text:p text:style-name="P46">MINDTREE LIMITED,4067,99.07 %</text:p>
      <text:p text:style-name="P46">TATA CONSULTANCY SERVICES LIMITED,64726,99.24 %</text:p>
      <text:p text:style-name="P46">YASH &amp; LUJAN CONSULTING, INC.,1372,99.27 %</text:p>
      <text:p text:style-name="P46">YASH TECHNOLOGIES, INC.,2214,99.28 %</text:p>
      <text:p text:style-name="P46">TECH MAHINDRA (AMERICAS),INC.,10732,99.34 %</text:p>
      <text:p text:style-name="P46">INFOSYS LIMITED,130592,99.48 %</text:p>
      <text:p text:style-name="P46">DIASPARK, INC.,1419,99.51 %</text:p>
      <text:p text:style-name="P46">HTC GLOBAL SERVICES, INC.,1164,100.00 %</text:p>
      <text:p text:style-name="P46"/>
      <text:p text:style-name="P36"/>
      <text:p text:style-name="P33"><text:span text:style-name="T10">10.</text:span><text:span text:style-name="T12"> </text:span><text:span text:style-name="T13">Which are the <text:s/>job positions along with the number of petitions which have the success rate more than 70% <text:s/>in petitions (total petitions filed 1000 OR more than 1000)?</text:span></text:p>
      <text:p text:style-name="P46"/>
      <text:p text:style-name="P50">Output:</text:p>
      <text:p text:style-name="P50"/>
      <text:p text:style-name="P51"><text:span text:style-name="T6"><text:s/></text:span><text:span text:style-name="T3">POSTDOCTORAL RESEARCHER,2130,71.50 %</text:span></text:p>
      <text:p text:style-name="P46">STAFF SCIENTIST,1242,72.14 %</text:p>
      <text:p text:style-name="P46">RESEARCHER,1031,73.04 %</text:p>
      <text:p text:style-name="P46"><text:soft-page-break/>PROGRAMMER ANALYSTS,1133,73.08 %</text:p>
      <text:p text:style-name="P46">ASSISTANT RESEARCH SCIENTIST,1103,73.35 %</text:p>
      <text:p text:style-name="P46">POSTDOCTORAL RESEARCH ASSOCIATE,6041,73.40 %</text:p>
      <text:p text:style-name="P46">SOFTWARE DESIGN ENGINEER,1080,74.17 %</text:p>
      <text:p text:style-name="P46">POSTDOCTORAL FELLOW,7857,74.43 %</text:p>
      <text:p text:style-name="P46">GENERAL MANAGER,1348,75.07 %</text:p>
      <text:p text:style-name="P46">RESEARCH FELLOW,5981,75.09 %</text:p>
      <text:p text:style-name="P46">POSTDOCTORAL ASSOCIATE,5145,75.80 %</text:p>
      <text:p text:style-name="P46">RESEARCH ASSISTANT PROFESSOR,1973,75.87 %</text:p>
      <text:p text:style-name="P46">CHIEF EXECUTIVE OFFICER,1095,76.62 %</text:p>
      <text:p text:style-name="P46">INSTRUCTOR,3014,77.07 %</text:p>
      <text:p text:style-name="P46">MARKETING MANAGER,2230,77.09 %</text:p>
      <text:p text:style-name="P46">ASSOCIATE RESEARCH SCIENTIST,1400,77.14 %</text:p>
      <text:p text:style-name="P46">RESEARCH ASSOCIATE,13623,77.57 %</text:p>
      <text:p text:style-name="P46">ATTORNEY,1050,77.71 %</text:p>
      <text:p text:style-name="P46">ASSOCIATE PROFESSOR,1441,77.79 %</text:p>
      <text:p text:style-name="P46">POST DOCTORAL FELLOW,1507,77.90 %</text:p>
      <text:p text:style-name="P46">SENIOR HARDWARE ENGINEER,1653,77.92 %</text:p>
      <text:p text:style-name="P46">LAW CLERK,1709,78.12 %</text:p>
      <text:p text:style-name="P46">POSTDOCTORAL RESEARCH FELLOW,2346,78.13 %</text:p>
      <text:p text:style-name="P46">ASSOCIATE ATTORNEY,1533,78.15 %</text:p>
      <text:p text:style-name="P46">VALIDATION ENGINEER,1159,79.12 %</text:p>
      <text:p text:style-name="P46">PROGRAMMER/ANALYST,9375,79.27 %</text:p>
      <text:p text:style-name="P46">PUBLIC RELATIONS SPECIALIST,1931,79.60 %</text:p>
      <text:p text:style-name="P46">FINANCIAL MANAGER,1080,79.81 %</text:p>
      <text:p text:style-name="P46">OPERATIONS MANAGER,1785,79.94 %</text:p>
      <text:p text:style-name="P46">ASSISTANT PROFESSOR,25265,80.05 %</text:p>
      <text:p text:style-name="P46">GRAPHIC DESIGNER,5020,80.10 %</text:p>
      <text:p text:style-name="P46">RESEARCH SCIENTIST,5154,80.23 %</text:p>
      <text:p text:style-name="P46">SALES MANAGER,1232,80.36 %</text:p>
      <text:p text:style-name="P46">CLINICAL ASSISTANT PROFESSOR,1281,80.72 %</text:p>
      <text:p text:style-name="P46">ASSISTANT VICE PRESIDENT,2132,80.72 %</text:p>
      <text:p text:style-name="P46">BUSINESS OPERATIONS SPECIALIST,1034,80.75 %</text:p>
      <text:p text:style-name="P46">ACCOUNTANT,14048,80.77 %</text:p>
      <text:p text:style-name="P46">SCIENCE TEACHER,1127,81.10 %</text:p>
      <text:p text:style-name="P46">SYSTEM ANALYST JC65,1419,81.18 %</text:p>
      <text:p text:style-name="P46">MARKET RESEARCH ANALYST,8934,81.18 %</text:p>
      <text:p text:style-name="P46">POSTDOCTORAL SCHOLAR,3186,81.36 %</text:p>
      <text:p text:style-name="P46">HARDWARE ENGINEER,2556,81.38 %</text:p>
      <text:p text:style-name="P46">SENIOR SYSTEM ENGINEER,1408,81.39 %</text:p>
      <text:p text:style-name="P46">VISITING ASSISTANT PROFESSOR,1311,81.54 %</text:p>
      <text:p text:style-name="P46">ELECTRICAL ENGINEER,4174,81.72 %</text:p>
      <text:p text:style-name="P46">RESEARCH ASSISTANT,1777,81.94 %</text:p>
      <text:p text:style-name="P46">SENIOR RESEARCH ASSOCIATE,1015,81.97 %</text:p>
      <text:p text:style-name="P46">IT SPECIALIST,2585,81.97 %</text:p>
      <text:p text:style-name="P46">MANAGING CONSULTANT,3873,82.08 %</text:p>
      <text:p text:style-name="P46">LECTURER,2257,82.10 %</text:p>
      <text:p text:style-name="P46">RESEARCH ANALYST,1869,82.24 %</text:p>
      <text:p text:style-name="P46">FINANCIAL ANALYST,8515,82.27 %</text:p>
      <text:p text:style-name="P46">TEACHER,3576,82.33 %</text:p>
      <text:p text:style-name="P46">RESIDENT,1245,82.33 %</text:p>
      <text:p text:style-name="P46">CIVIL ENGINEER,2257,82.37 %</text:p>
      <text:p text:style-name="P46"><text:soft-page-break/>VICE PRESIDENT,3159,82.37 %</text:p>
      <text:p text:style-name="P46">DIRECTOR,1333,82.45 %</text:p>
      <text:p text:style-name="P46">SCIENTIST,1340,82.46 %</text:p>
      <text:p text:style-name="P46">CLINICAL FELLOW,1146,82.64 %</text:p>
      <text:p text:style-name="P46">MARKETING ANALYST,1573,82.84 %</text:p>
      <text:p text:style-name="P46">INTERIOR DESIGNER,1361,82.88 %</text:p>
      <text:p text:style-name="P46">DENTIST,3250,82.92 %</text:p>
      <text:p text:style-name="P46">BUSINESS DEVELOPMENT ANALYST,1148,82.93 %</text:p>
      <text:p text:style-name="P46">PROGRAMMER ANALYST II,1059,83.00 %</text:p>
      <text:p text:style-name="P46">SENIOR FINANCIAL ANALYST,1196,83.19 %</text:p>
      <text:p text:style-name="P46">BUSINESS DEVELOPMENT MANAGER,2345,83.20 %</text:p>
      <text:p text:style-name="P46">ACCOUNT MANAGER,1066,83.21 %</text:p>
      <text:p text:style-name="P46">MARKETING SPECIALIST,2150,83.21 %</text:p>
      <text:p text:style-name="P46">QUANTITATIVE ANALYST,1293,83.22 %</text:p>
      <text:p text:style-name="P46">APPLICATIONS ENGINEER,1688,83.23 %</text:p>
      <text:p text:style-name="P46">TECHNICAL PROJECT MANAGER,1052,83.37 %</text:p>
      <text:p text:style-name="P46">STAFF ACCOUNTANT,4491,83.46 %</text:p>
      <text:p text:style-name="P46">SOFTWARE DEVELOPMENT ENGINEER IN TEST,4258,83.51 %</text:p>
      <text:p text:style-name="P46">APPLICATION PROGRAMMER,1686,83.63 %</text:p>
      <text:p text:style-name="P46">INDUSTRIAL ENGINEER,2093,83.66 %</text:p>
      <text:p text:style-name="P46">MANAGEMENT ANALYST,5386,83.94 %</text:p>
      <text:p text:style-name="P46">BUSINESS DEVELOPMENT SPECIALIST,1482,83.94 %</text:p>
      <text:p text:style-name="P46">ENGINEERING MANAGER,1199,83.99 %</text:p>
      <text:p text:style-name="P46">PROGRAMMER/ ANALYST,1000,84.00 %</text:p>
      <text:p text:style-name="P46">COMPUTER SOFTWARE ENGINEER,2684,84.13 %</text:p>
      <text:p text:style-name="P46">DESIGNER,1992,84.24 %</text:p>
      <text:p text:style-name="P46">TEST SPECIALIST,1011,84.27 %</text:p>
      <text:p text:style-name="P46">NEPHROLOGIST,1027,84.32 %</text:p>
      <text:p text:style-name="P46">ELECTRONICS ENGINEER,1060,84.34 %</text:p>
      <text:p text:style-name="P46">MANUFACTURING ENGINEER,1906,84.37 %</text:p>
      <text:p text:style-name="P46">SOFTWARE QA ANALYST,1112,84.44 %</text:p>
      <text:p text:style-name="P46">DATABASE ANALYST,1050,84.67 %</text:p>
      <text:p text:style-name="P46">PRODUCT MANAGER,3367,84.67 %</text:p>
      <text:p text:style-name="P46">SENIOR PRODUCT MANAGER,1085,84.70 %</text:p>
      <text:p text:style-name="P46">BUDGET ANALYST,1687,84.83 %</text:p>
      <text:p text:style-name="P46">COMPUTER SYSTEM ANALYST,3753,84.84 %</text:p>
      <text:p text:style-name="P46">SOFTWARE ENGINEER II,2051,84.89 %</text:p>
      <text:p text:style-name="P46">SOFTWARE ENGINEER,121307,84.90 %</text:p>
      <text:p text:style-name="P46">STRUCTURAL ENGINEER,1094,84.92 %</text:p>
      <text:p text:style-name="P46">STAFF SOFTWARE ENGINEER,2976,84.98 %</text:p>
      <text:p text:style-name="P46">ENGINEER II,1249,85.03 %</text:p>
      <text:p text:style-name="P46">SOFTWARE DEVELOPMENT ENGINEER,7284,85.06 %</text:p>
      <text:p text:style-name="P46">SALES ENGINEER,2167,85.09 %</text:p>
      <text:p text:style-name="P46">MECHANICAL ENGINEER,7301,85.10 %</text:p>
      <text:p text:style-name="P46">SENIOR ENGINEER,3773,85.10 %</text:p>
      <text:p text:style-name="P46">PEDIATRICIAN,1214,85.26 %</text:p>
      <text:p text:style-name="P46">CHEMIST,1380,85.29 %</text:p>
      <text:p text:style-name="P46">SENIOR SYSTEMS ENGINEER,2030,85.32 %</text:p>
      <text:p text:style-name="P46">QUALITY ASSURANCE ENGINEER,3647,85.39 %</text:p>
      <text:p text:style-name="P46">ELEMENTARY SCHOOL TEACHER,1304,85.51 %</text:p>
      <text:p text:style-name="P46">PROCESS ENGINEER,4377,85.54 %</text:p>
      <text:p text:style-name="P46">SYSTEM ENGINEER,2145,85.55 %</text:p>
      <text:p text:style-name="P46"><text:soft-page-break/>PRINCIPAL ENGINEER,1066,85.55 %</text:p>
      <text:p text:style-name="P46">RESIDENT PHYSICIAN,2119,85.56 %</text:p>
      <text:p text:style-name="P46">APPLICATION DEVELOPER,7692,85.57 %</text:p>
      <text:p text:style-name="P46">QUALITY ANALYST,2616,85.59 %</text:p>
      <text:p text:style-name="P46">OCCUPATIONAL THERAPIST,4437,85.60 %</text:p>
      <text:p text:style-name="P46">NETWORK ENGINEER,5422,85.65 %</text:p>
      <text:p text:style-name="P46">PROGRAMMER / ANALYST,1173,85.68 %</text:p>
      <text:p text:style-name="P46">OPERATIONS RESEARCH ANALYST,1946,85.71 %</text:p>
      <text:p text:style-name="P46">PRODUCT ENGINEER,2634,85.73 %</text:p>
      <text:p text:style-name="P46">COMPUTER PROGRAMMER/ANALYST,1122,85.74 %</text:p>
      <text:p text:style-name="P46">ASSOCIATE SOFTWARE ENGINEER,1215,85.76 %</text:p>
      <text:p text:style-name="P46">ANALYST,11751,85.98 %</text:p>
      <text:p text:style-name="P46">SENIOR DESIGN ENGINEER,1209,86.02 %</text:p>
      <text:p text:style-name="P46">RESEARCH ENGINEER,1338,86.02 %</text:p>
      <text:p text:style-name="P46">PROGRAM MANAGER,3920,86.12 %</text:p>
      <text:p text:style-name="P46">SOFTWARE QA ENGINEER,1169,86.14 %</text:p>
      <text:p text:style-name="P46">TECHNICAL SUPPORT ENGINEER,1230,86.18 %</text:p>
      <text:p text:style-name="P46">LEAD SOFTWARE ENGINEER,1572,86.32 %</text:p>
      <text:p text:style-name="P46">ORACLE DATABASE ADMINISTRATOR,1527,86.38 %</text:p>
      <text:p text:style-name="P46">TEST CONSULTANT,1454,86.38 %</text:p>
      <text:p text:style-name="P46">SENIOR ANALYST,1646,86.39 %</text:p>
      <text:p text:style-name="P46">CONSULTANT LEVEL 3,1171,86.42 %</text:p>
      <text:p text:style-name="P46">SOFTWARE DEVELOPMENT ENGINEER I,2128,86.47 %</text:p>
      <text:p text:style-name="P46">MEDICAL TECHNOLOGIST,3125,86.56 %</text:p>
      <text:p text:style-name="P46">ASSOCIATE,12502,86.63 %</text:p>
      <text:p text:style-name="P46">SENIOR SOFTWARE DEVELOPMENT ENGINEER,1399,86.63 %</text:p>
      <text:p text:style-name="P46">SENIOR JAVA DEVELOPER,1395,86.67 %</text:p>
      <text:p text:style-name="P46">PROJECT ENGINEER,6439,86.69 %</text:p>
      <text:p text:style-name="P46">SENIOR SOFTWARE ENGINEER,27133,86.78 %</text:p>
      <text:p text:style-name="P46">PHYSICAL THERAPIST,20207,86.85 %</text:p>
      <text:p text:style-name="P46">SOFTWARE PROGRAMMER,3577,86.89 %</text:p>
      <text:p text:style-name="P46">SENIOR PROJECT MANAGER,1015,86.90 %</text:p>
      <text:p text:style-name="P46">SOFTWARE ENGINEER III,1328,87.05 %</text:p>
      <text:p text:style-name="P46">DESIGN ENGINEER,6325,87.10 %</text:p>
      <text:p text:style-name="P46">QUALITY ENGINEER,2381,87.27 %</text:p>
      <text:p text:style-name="P46">SENIOR DATABASE ADMINISTRATOR,1229,87.31 %</text:p>
      <text:p text:style-name="P46">ENGINEER,4941,87.31 %</text:p>
      <text:p text:style-name="P46">PRINCIPAL SOFTWARE ENGINEER,2257,87.33 %</text:p>
      <text:p text:style-name="P46">JAVA DEVELOPER,7596,87.36 %</text:p>
      <text:p text:style-name="P46">SENIOR APPLICATION DEVELOPER,1965,87.38 %</text:p>
      <text:p text:style-name="P46">SYSTEMS ANALYST JC65,3321,87.38 %</text:p>
      <text:p text:style-name="P46">SOFTWARE DEVELOPER, APPLICATIONS,1830,87.43 %</text:p>
      <text:p text:style-name="P46">PHARMACIST,5864,87.43 %</text:p>
      <text:p text:style-name="P46">MEDICAL RESIDENT,2336,87.46 %</text:p>
      <text:p text:style-name="P46">ARCHITECTURAL DESIGNER,2334,87.53 %</text:p>
      <text:p text:style-name="P46">HOSPITALIST,4387,87.55 %</text:p>
      <text:p text:style-name="P46">SR. SOFTWARE ENGINEER,4863,87.64 %</text:p>
      <text:p text:style-name="P46">SR. SOFTWARE DEVELOPER,1161,87.77 %</text:p>
      <text:p text:style-name="P46">HOSPITALIST PHYSICIAN,4067,87.78 %</text:p>
      <text:p text:style-name="P46">ASSOCIATE CONSULTANT,1350,87.85 %</text:p>
      <text:p text:style-name="P46">.NET DEVELOPER,2921,87.88 %</text:p>
      <text:p text:style-name="P46">PROGRAMMER ANALYST LEVEL 1,2395,87.89 %</text:p>
      <text:p text:style-name="P46"><text:soft-page-break/>SOLUTION ARCHITECT,1994,87.91 %</text:p>
      <text:p text:style-name="P46">ETL DEVELOPER,1841,87.94 %</text:p>
      <text:p text:style-name="P46">SOFTWARE DEVELOPER,42907,88.03 %</text:p>
      <text:p text:style-name="P46">PSYCHIATRIST,1289,88.05 %</text:p>
      <text:p text:style-name="P46">NETWORK ADMINISTRATOR,2624,88.07 %</text:p>
      <text:p text:style-name="P46">SENIOR SOFTWARE DEVELOPER,10208,88.14 %</text:p>
      <text:p text:style-name="P46">SENIOR DEVELOPER,2994,88.18 %</text:p>
      <text:p text:style-name="P46">PHYSICIAN,4417,88.25 %</text:p>
      <text:p text:style-name="P46">PROJECT MANAGER,20172,88.31 %</text:p>
      <text:p text:style-name="P46">BUSINESS SYSTEMS ANALYST,10110,88.33 %</text:p>
      <text:p text:style-name="P46">SOFTWARE ARCHITECT,1878,88.39 %</text:p>
      <text:p text:style-name="P46">TECHNICAL RECRUITER,1364,88.42 %</text:p>
      <text:p text:style-name="P46">MANAGER JC50,1874,88.42 %</text:p>
      <text:p text:style-name="P46">COMPUTER PROGRAMMER ANALYST,13634,88.43 %</text:p>
      <text:p text:style-name="P46">SAP CONSULTANT,3023,88.46 %</text:p>
      <text:p text:style-name="P46">SPECIAL EDUCATION TEACHER,1721,88.55 %</text:p>
      <text:p text:style-name="P46">SYSTEM ANALYST,4684,88.56 %</text:p>
      <text:p text:style-name="P46">QA ENGINEER,2224,88.58 %</text:p>
      <text:p text:style-name="P46">TEST ENGINEER LEVEL 1,1036,88.61 %</text:p>
      <text:p text:style-name="P46">DATA SCIENTIST,1932,88.61 %</text:p>
      <text:p text:style-name="P46">COMPUTER PROGRAMMERS,4963,88.62 %</text:p>
      <text:p text:style-name="P46">SENIOR BUSINESS ANALYST,3402,88.68 %</text:p>
      <text:p text:style-name="P46">BUSINESS ANALYST,39681,88.72 %</text:p>
      <text:p text:style-name="P46">DATA ANALYST,3805,88.75 %</text:p>
      <text:p text:style-name="P46">STAFF ENGINEER,1869,88.76 %</text:p>
      <text:p text:style-name="P46">SPEECH LANGUAGE PATHOLOGIST,1381,88.78 %</text:p>
      <text:p text:style-name="P46">SOFTWARE QUALITY ASSURANCE ENGINEER,4920,88.88 %</text:p>
      <text:p text:style-name="P46">APPLICATION ENGINEER,1458,88.89 %</text:p>
      <text:p text:style-name="P46">DATABASE ADMINISTRATOR,16665,89.16 %</text:p>
      <text:p text:style-name="P46">SOFTWARE DEVELOPMENT ENGINEER II,3274,89.16 %</text:p>
      <text:p text:style-name="P46">PROGRAMMER,6011,89.20 %</text:p>
      <text:p text:style-name="P46">SOFTWARE DEVELOPERS, APPLICATIONS,1195,89.21 %</text:p>
      <text:p text:style-name="P46">QUALITY ASSURANCE ANALYST,7326,89.23 %</text:p>
      <text:p text:style-name="P46">SR. PROGRAMMER ANALYST,3716,89.29 %</text:p>
      <text:p text:style-name="P46">QA ANALYST,6871,89.32 %</text:p>
      <text:p text:style-name="P46">SYSTEM ADMINISTRATOR,5048,89.42 %</text:p>
      <text:p text:style-name="P46">PROGRAMMER ANALYST,249038,89.44 %</text:p>
      <text:p text:style-name="P46">SYSTEMS ADMINISTRATOR,6659,89.47 %</text:p>
      <text:p text:style-name="P46">ARCHITECT LEVEL 2,2892,89.49 %</text:p>
      <text:p text:style-name="P46">DATABASE DEVELOPER,1155,89.52 %</text:p>
      <text:p text:style-name="P46">SYSTEMS ENGINEER,8078,89.56 %</text:p>
      <text:p text:style-name="P46">COMPUTER SYSTEMS ANALYST,35086,89.59 %</text:p>
      <text:p text:style-name="P46">SOLUTIONS ARCHITECT,1915,89.61 %</text:p>
      <text:p text:style-name="P46">NETWORK AND COMPUTER SYSTEMS ADMINISTRATOR,1928,89.63 %</text:p>
      <text:p text:style-name="P46">TEST LEAD,1726,89.69 %</text:p>
      <text:p text:style-name="P46">INDUSTRIAL DESIGNER,3619,89.83 %</text:p>
      <text:p text:style-name="P46">TEST ENGINEER,3936,89.84 %</text:p>
      <text:p text:style-name="P46">COMPUTER SPECIALIST,2175,89.84 %</text:p>
      <text:p text:style-name="P46">BUSINESS INTELLIGENCE ANALYST,1972,89.86 %</text:p>
      <text:p text:style-name="P46">SENIOR SYSTEMS ANALYST JC60,3069,89.90 %</text:p>
      <text:p text:style-name="P46">SYSTEMS ANALYST,61965,89.96 %</text:p>
      <text:p text:style-name="P46">IT CONSULTANT,3497,89.96 %</text:p>
      <text:p text:style-name="P46"><text:soft-page-break/>COMPONENT DESIGN ENGINEER,2851,90.28 %</text:p>
      <text:p text:style-name="P46">TECHNICAL LEAD,5218,90.34 %</text:p>
      <text:p text:style-name="P46">SR. SYSTEMS ANALYST,1151,90.36 %</text:p>
      <text:p text:style-name="P46">IT PROJECT MANAGER,2473,90.46 %</text:p>
      <text:p text:style-name="P46">SENIOR PROGRAMMER ANALYST,5810,90.60 %</text:p>
      <text:p text:style-name="P46">COMPUTER SYSTEMS ANALYSTS,4728,90.71 %</text:p>
      <text:p text:style-name="P46">COMPUTER PROGRAMMER,70570,90.72 %</text:p>
      <text:p text:style-name="P46">MEMBER OF TECHNICAL STAFF,1774,90.76 %</text:p>
      <text:p text:style-name="P46">TEST ENGINEER LEVEL 2,2372,90.77 %</text:p>
      <text:p text:style-name="P46">RF ENGINEER,2794,90.94 %</text:p>
      <text:p text:style-name="P46">BUSINESS SYSTEM ANALYST,4435,91.09 %</text:p>
      <text:p text:style-name="P46">TECHNICAL MANAGER,1060,91.13 %</text:p>
      <text:p text:style-name="P46">SOFTWARE TEST ENGINEER,3591,91.17 %</text:p>
      <text:p text:style-name="P46">APPLICATIONS DEVELOPER,3366,91.21 %</text:p>
      <text:p text:style-name="P46">LEAD ENGINEER,11157,91.37 %</text:p>
      <text:p text:style-name="P46">TEST ANALYST,1419,91.40 %</text:p>
      <text:p text:style-name="P46">TECHNICAL CONSULTANT,3420,91.73 %</text:p>
      <text:p text:style-name="P46">QA TESTER,1170,91.79 %</text:p>
      <text:p text:style-name="P46">ELEMENTARY BILINGUAL TEACHER,2088,91.91 %</text:p>
      <text:p text:style-name="P46">PRINCIPAL CONSULTANT,1836,92.05 %</text:p>
      <text:p text:style-name="P46">SENIOR MANAGER,1439,92.08 %</text:p>
      <text:p text:style-name="P46">SENIOR SYSTEMS ANALYST,5353,92.10 %</text:p>
      <text:p text:style-name="P46">WEB DEVELOPER,8024,92.16 %</text:p>
      <text:p text:style-name="P46">SENIOR ASSOCIATE,3540,92.32 %</text:p>
      <text:p text:style-name="P46">SENIOR CONSULTANT,24904,92.33 %</text:p>
      <text:p text:style-name="P46">SOFTWARE ANALYST,1072,92.54 %</text:p>
      <text:p text:style-name="P46">LEAD DEVELOPER,1049,92.56 %</text:p>
      <text:p text:style-name="P46">TECHNICAL SPECIALIST,1295,92.59 %</text:p>
      <text:p text:style-name="P46">SOFTWARE ENGINEER 3,1891,92.81 %</text:p>
      <text:p text:style-name="P46">CONSULTANT,23081,92.97 %</text:p>
      <text:p text:style-name="P46">TECHNICAL ANALYST,2932,93.01 %</text:p>
      <text:p text:style-name="P46">TECHNICAL ARCHITECT,2908,93.12 %</text:p>
      <text:p text:style-name="P46">ARCHITECT,4982,93.54 %</text:p>
      <text:p text:style-name="P46">COMPUTER SOFTWARE ENGINEER, APPLICATIONS,4426,93.63 %</text:p>
      <text:p text:style-name="P46">APPLICATIONS CONSULTANT,1180,93.64 %</text:p>
      <text:p text:style-name="P46">SENIOR TECHNICAL CONSULTANT,1882,93.78 %</text:p>
      <text:p text:style-name="P46">PROJECT LEAD,2363,93.91 %</text:p>
      <text:p text:style-name="P46">SOFTWARE ENGINEER &amp; TESTER,1538,94.02 %</text:p>
      <text:p text:style-name="P46">MANAGER,8561,94.04 %</text:p>
      <text:p text:style-name="P46">PHYSICIAN IN A POST GRADUATE TRAINING PROGRAM,2421,94.42 %</text:p>
      <text:p text:style-name="P46">SYSTEMS ANALYSTS,1252,94.89 %</text:p>
      <text:p text:style-name="P46">COMPUTER SYSTEMS ENGINEER,11090,94.95 %</text:p>
      <text:p text:style-name="P46">LEAD CONSULTANT,2169,94.97 %</text:p>
      <text:p text:style-name="P46">SOFTWARE ENGINEER 2,4166,95.08 %</text:p>
      <text:p text:style-name="P46">DEVELOPER,12909,95.67 %</text:p>
      <text:p text:style-name="P46">PROGRAMMER/DEVELOPER,1560,95.83 %</text:p>
      <text:p text:style-name="P46">FUNCTIONAL CONSULTANT,1115,95.87 %</text:p>
      <text:p text:style-name="P46">ASSURANCE SENIOR,1607,95.96 %</text:p>
      <text:p text:style-name="P46">ERS CONSULTANT,2170,97.05 %</text:p>
      <text:p text:style-name="P46">SOFTWARE ENGINEER AND TESTER,1216,97.29 %</text:p>
      <text:p text:style-name="P46">ADVISORY SENIOR ASSOCIATE,1332,97.45 %</text:p>
      <text:p text:style-name="P46">SOFTWARE QUALITY ASSURANCE ENGINEER AND TESTER,1568,97.45 %</text:p>
      <text:p text:style-name="P46"><text:soft-page-break/>COMPUTER SYSTEMS ENGINEER/ARCHITECT,2067,97.82 %</text:p>
      <text:p text:style-name="P46">TAX SENIOR,1838,97.82 %</text:p>
      <text:p text:style-name="P46">AUDIT SENIOR,1070,97.85 %</text:p>
      <text:p text:style-name="P46">BUSINESS TECHNOLOGY ANALYST,2005,97.86 %</text:p>
      <text:p text:style-name="P46">ERS SENIOR CONSULTANT,2249,97.91 %</text:p>
      <text:p text:style-name="P46">ADVISORY STAFF,2413,98.01 %</text:p>
      <text:p text:style-name="P46">AUDIT ASSISTANT,1205,98.09 %</text:p>
      <text:p text:style-name="P46">MODULE LEAD,2226,98.20 %</text:p>
      <text:p text:style-name="P46">SPECIALIST SENIOR,1447,98.20 %</text:p>
      <text:p text:style-name="P46">ADVISORY MANAGER,3255,98.22 %</text:p>
      <text:p text:style-name="P46">COMPUTER SPECIALIST/SYSTEM SUPPORT AND DEVELOPMENT ADMIN 2,1085,98.34 %</text:p>
      <text:p text:style-name="P46">COMPUTER PROGRAMMER/CONFIGURER 3,1145,98.43 %</text:p>
      <text:p text:style-name="P46">COMPUTER PROGRAMMER / CONFIGURER 2,1276,98.51 %</text:p>
      <text:p text:style-name="P46">PROGRAMMER ANALYST - I,1432,98.60 %</text:p>
      <text:p text:style-name="P46">ADVISORY SENIOR,5416,98.65 %</text:p>
      <text:p text:style-name="P46">COMPUTER SYSTEMS ANALYST 3,2170,98.71 %</text:p>
      <text:p text:style-name="P46">DATA WAREHOUSE SPECIALIST,1631,98.71 %</text:p>
      <text:p text:style-name="P46">COMPUTER SPECIALIST/TESTING AND QUALITY ANALYST 2,3998,98.72 %</text:p>
      <text:p text:style-name="P46">COMPUTER SPECIALIST/SYSTEM SUPPORT AND DEVELOPMENT,1339,98.81 %</text:p>
      <text:p text:style-name="P46">COMPUTER SYSTEMS ANALYST 2,4031,98.81 %</text:p>
      <text:p text:style-name="P46">SYSTEMS ANALYST - III,1006,98.91 %</text:p>
      <text:p text:style-name="P46">COMPUTER PROGRAMMER/CONFIGURER 2,6729,98.92 %</text:p>
      <text:p text:style-name="P46">ASSURANCE STAFF,2334,99.01 %</text:p>
      <text:p text:style-name="P46">PROJECT MANAGER - III,1651,99.09 %</text:p>
      <text:p text:style-name="P46">SYSTEMS ANALYST - II,1339,99.10 %</text:p>
      <text:p text:style-name="P46">SPECIALIST MASTER,1119,99.20 %</text:p>
      <text:p text:style-name="P46">PROGRAMMER ANALYST - II,3588,99.28 %</text:p>
      <text:p text:style-name="P46">PRINCIPAL CONSULTANT - US,1352,99.48 %</text:p>
      <text:p text:style-name="P46">DEVELOPER USER INTERFACE,5247,99.60 %</text:p>
      <text:p text:style-name="P46">LEAD CONSULTANT - US,3402,99.65 %</text:p>
      <text:p text:style-name="P46">PROJECT MANAGER - US,7046,99.66 %</text:p>
      <text:p text:style-name="P46">SENIOR PROJECT MANAGER - US,2774,99.71 %</text:p>
      <text:p text:style-name="P46">TECHNOLOGY ANALYST - US,26055,99.73 %</text:p>
      <text:p text:style-name="P46">TEST ANALYST - US,4958,99.74 %</text:p>
      <text:p text:style-name="P46">TECHNICAL TEST LEAD - US,5374,99.74 %</text:p>
      <text:p text:style-name="P46">TECHNOLOGY ARCHITECT - US,4707,99.75 %</text:p>
      <text:p text:style-name="P46">TECHNOLOGY LEAD - US,28350,99.75 %</text:p>
      <text:p text:style-name="P46">SENIOR TECHNOLOGY ARCHITECT - US,1417,99.79 %</text:p>
      <text:p text:style-name="P46">CONSULTANT - US,7426,99.80 %</text:p>
      <text:p text:style-name="P46">SYSTEMS ENGINEER - US,10036,99.84 %</text:p>
      <text:p text:style-name="P46">PRODUCTION SUPPORT ANALYST - US,1451,99.86 %</text:p>
      <text:p text:style-name="P46">TEST ENGINEER - US,2198,99.86 %</text:p>
      <text:p text:style-name="P46">ASSOCIATE CONSULTANT - US,4393,99.91 %</text:p>
      <text:p text:style-name="P46">PRODUCTION SUPPORT LEAD - US,1301,100.00 %</text:p>
      <text:p text:style-name="P50"/>
      <text:p text:style-name="P37"/>
      <text:p text:style-name="P46"/>
      <text:p text:style-name="P68">11)Export result for question no 10 to MySql database.?</text:p>
      <text:p text:style-name="P68"/>
      <text:p text:style-name="P68"/>
      <text:p text:style-name="P68">Sample output</text:p>
      <text:p text:style-name="P68"><text:soft-page-break/></text:p>
      <text:p text:style-name="P71"><text:span text:style-name="T6"><text:s/></text:span><text:span text:style-name="T3">POSTDOCTORAL RESEARCHER,2130,71.50 %</text:span></text:p>
      <text:p text:style-name="P70">STAFF SCIENTIST,1242,72.14 %</text:p>
      <text:p text:style-name="P70">RESEARCHER,1031,73.04 %</text:p>
      <text:p text:style-name="P70">PROGRAMMER ANALYSTS,1133,73.08 %</text:p>
      <text:p text:style-name="P70">ASSISTANT RESEARCH SCIENTIST,1103,73.35 %</text:p>
      <text:p text:style-name="P70">POSTDOCTORAL RESEARCH ASSOCIATE,6041,73.40 %</text:p>
      <text:p text:style-name="P70">SOFTWARE DESIGN ENGINEER,1080,74.17 %</text:p>
      <text:p text:style-name="P70">POSTDOCTORAL FELLOW,7857,74.43 %</text:p>
      <text:p text:style-name="P70">GENERAL MANAGER,1348,75.07 %</text:p>
      <text:p text:style-name="P70">RESEARCH FELLOW,5981,75.09 %</text:p>
      <text:p text:style-name="P70">POSTDOCTORAL ASSOCIATE,5145,75.80 %</text:p>
      <text:p text:style-name="P70">RESEARCH ASSISTANT PROFESSOR,1973,75.87 %</text:p>
      <text:p text:style-name="P70">CHIEF EXECUTIVE OFFICER,1095,76.62 %</text:p>
      <text:p text:style-name="P70">INSTRUCTOR,3014,77.07 %</text:p>
      <text:p text:style-name="P70">MARKETING MANAGER,2230,77.09 %</text:p>
      <text:p text:style-name="P70">ASSOCIATE RESEARCH SCIENTIST,1400,77.14 %</text:p>
      <text:p text:style-name="P70">RESEARCH ASSOCIATE,13623,77.57 %</text:p>
      <text:p text:style-name="P70">ATTORNEY,1050,77.71 %</text:p>
      <text:p text:style-name="P70">ASSOCIATE PROFESSOR,1441,77.79 %</text:p>
      <text:p text:style-name="P70">POST DOCTORAL FELLOW,1507,77.90 %</text:p>
      <text:p text:style-name="P68">SENIOR HARDWARE ENGINEER,1653,77.92 %</text:p>
      <text:p text:style-name="P68"/>
      <text:p text:style-name="P68"/>
      <text:p text:style-name="P68"/>
      <text:p text:style-name="P68"/>
      <text:p text:style-name="P73"/>
      <text:p text:style-name="P68"/>
      <text:p text:style-name="P62"><text:s text:c="61"/>Thank you</text:p>
      <text:p text:style-name="P46">------------------------------------------------------------------------------------------------------------------------</text:p>
      <text:p text:style-name="P42"/>
      <text:p text:style-name="P42"/>
      <text:p text:style-name="P42"/>
      <text:p text:style-name="P42"/>
      <text:p text:style-name="P44"/>
      <text:p text:style-name="P24"/>
      <text:p text:style-name="P46"/>
      <text:p text:style-name="P42"/>
      <text:p text:style-name="P42"/>
      <text:p text:style-name="P42"/>
      <text:p text:style-name="P42"/>
      <text:p text:style-name="P42"/>
      <text:p text:style-name="P42"/>
      <text:p text:style-name="P42"/>
      <text:p text:style-name="P34"/>
      <text:p text:style-name="P46"/>
      <text:p text:style-name="P42"/>
      <text:p text:style-name="P42"/>
      <text:p text:style-name="P48"/>
      <text:p text:style-name="P52"/>
      <text:p text:style-name="P35"/>
      <text:p text:style-name="P15"/>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mily-generic="swiss"/>
    <style:font-face style:name="Consolas" svg:font-family="Consolas"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iberationSerif-Bold1" svg:font-family="LiberationSerif-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fo:language="en" fo:country="IN"/>
    </style:style>
    <style:style style:name="Plain_20_Text" style:display-name="Plain Text" style:family="paragraph" style:parent-style-name="Standard" style:default-outline-level="">
      <style:paragraph-properties fo:margin-top="0cm" fo:margin-bottom="0cm" style: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ListLabel_20_2" style:display-name="ListLabel 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1:33:44.921842030</meta:creation-date>
    <dc:date>2018-01-24T12:02:08.369201090</dc:date>
    <meta:editing-duration>PT4M54S</meta:editing-duration>
    <meta:editing-cycles>6</meta:editing-cycles>
    <meta:generator>LibreOffice/4.2.4.2$Linux_X86_64 LibreOffice_project/420m0$Build-2</meta:generator>
    <meta:document-statistic meta:table-count="0" meta:image-count="1" meta:object-count="2" meta:page-count="25" meta:paragraph-count="952" meta:word-count="5061" meta:character-count="40004" meta:non-whitespace-character-count="354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8.395cm" xlink:href="." xlink:type="simple" chart:class="chart:line" chart:style-name="ch1">
        <chart:title svg:x="6.117cm" svg:y="0.303cm" chart:style-name="ch2">
          <text:p>Percentage on total aplication for each year</text:p>
        </chart:title>
        <chart:legend chart:legend-position="end" svg:x="15.634cm" svg:y="3.151cm" style:legend-expansion="high" chart:style-name="ch3"/>
        <chart:plot-area chart:style-name="ch4" chart:data-source-has-labels="both" svg:x="1.431cm" svg:y="1.609cm" svg:width="13.363cm" svg:height="5.638cm">
          <chartooo:coordinate-region svg:x="2.238cm" svg:y="1.808cm" svg:width="12.184cm" svg:height="4.792cm"/>
          <chart:axis chart:dimension="x" chart:name="primary-x" chart:style-name="ch5" chartooo:axis-type="auto">
            <chartooo:date-scale/>
            <chart:title svg:x="7.737cm" svg:y="7.414cm" chart:style-name="ch6">
              <text:p>Year</text:p>
            </chart:title>
            <chart:categories table:cell-range-address="local-table.$A$2:.$A$7"/>
          </chart:axis>
          <chart:axis chart:dimension="y" chart:name="primary-y" chart:style-name="ch5">
            <chart:title svg:x="0.451cm" svg:y="6.721cm" chart:style-name="ch7">
              <text:p>Percentage on total application</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ERTIFIED</text:p>
              </table:table-cell>
              <table:table-cell office:value-type="string">
                <text:p>CERTIFIED-WITHDRAWN</text:p>
              </table:table-cell>
              <table:table-cell office:value-type="string">
                <text:p>WITHDRAWN</text:p>
              </table:table-cell>
              <table:table-cell office:value-type="string">
                <text:p>DENIED</text:p>
              </table:table-cell>
            </table:table-row>
          </table:table-header-rows>
          <table:table-rows>
            <table:table-row>
              <table:table-cell office:value-type="float" office:value="2011">
                <text:p>2010</text:p>
              </table:table-cell>
              <table:table-cell office:value-type="float" office:value="85.83175">
                <text:p>85.83175</text:p>
              </table:table-cell>
              <table:table-cell office:value-type="float" office:value="3.2321813">
                <text:p>3.2321813</text:p>
              </table:table-cell>
              <table:table-cell office:value-type="float" office:value="2.8165913">
                <text:p>2.8165913</text:p>
              </table:table-cell>
              <table:table-cell office:value-type="float" office:value="8.119476">
                <text:p>8.119476</text:p>
              </table:table-cell>
            </table:table-row>
            <table:table-row>
              <table:table-cell office:value-type="float" office:value="2012">
                <text:p>2010</text:p>
              </table:table-cell>
              <table:table-cell office:value-type="float" office:value="84.856125">
                <text:p>84.856125</text:p>
              </table:table-cell>
              <table:table-cell office:value-type="float" office:value="7.487362">
                <text:p>7.487362</text:p>
              </table:table-cell>
              <table:table-cell office:value-type="float" office:value="2.5805628">
                <text:p>2.5805628</text:p>
              </table:table-cell>
              <table:table-cell office:value-type="float" office:value="5.075949">
                <text:p>5.075949</text:p>
              </table:table-cell>
            </table:table-row>
            <table:table-row>
              <table:table-cell office:value-type="float" office:value="2013">
                <text:p>2010</text:p>
              </table:table-cell>
              <table:table-cell office:value-type="float" office:value="86.61816">
                <text:p>86.61816</text:p>
              </table:table-cell>
              <table:table-cell office:value-type="float" office:value="8.014222">
                <text:p>8.014222</text:p>
              </table:table-cell>
              <table:table-cell office:value-type="float" office:value="2.6214957">
                <text:p>2.6214957</text:p>
              </table:table-cell>
              <table:table-cell office:value-type="float" office:value="2.7461243">
                <text:p>2.7461243</text:p>
              </table:table-cell>
            </table:table-row>
            <table:table-row>
              <table:table-cell office:value-type="float" office:value="2014">
                <text:p>2010</text:p>
              </table:table-cell>
              <table:table-cell office:value-type="float" office:value="87.624245">
                <text:p>87.624245</text:p>
              </table:table-cell>
              <table:table-cell office:value-type="float" office:value="6.998096">
                <text:p>6.998096</text:p>
              </table:table-cell>
              <table:table-cell office:value-type="float" office:value="3.086863">
                <text:p>3.086863</text:p>
              </table:table-cell>
              <table:table-cell office:value-type="float" office:value="2.2907934">
                <text:p>2.2907934</text:p>
              </table:table-cell>
            </table:table-row>
            <table:table-row>
              <table:table-cell office:value-type="float" office:value="2015">
                <text:p>2020</text:p>
              </table:table-cell>
              <table:table-cell office:value-type="float" office:value="88.452255">
                <text:p>88.452255</text:p>
              </table:table-cell>
              <table:table-cell office:value-type="float" office:value="6.6379843">
                <text:p>6.6379843</text:p>
              </table:table-cell>
              <table:table-cell office:value-type="float" office:value="3.1443594">
                <text:p>3.1443594</text:p>
              </table:table-cell>
              <table:table-cell office:value-type="float" office:value="1.765399">
                <text:p>1.765399</text:p>
              </table:table-cell>
            </table:table-row>
            <table:table-row>
              <table:table-cell office:value-type="float" office:value="2016">
                <text:p>2020</text:p>
              </table:table-cell>
              <table:table-cell office:value-type="float" office:value="87.93507">
                <text:p>87.93507</text:p>
              </table:table-cell>
              <table:table-cell office:value-type="float" office:value="7.269494">
                <text:p>7.269494</text:p>
              </table:table-cell>
              <table:table-cell office:value-type="float" office:value="3.3791137">
                <text:p>3.3791137</text:p>
              </table:table-cell>
              <table:table-cell office:value-type="float" office:value="1.4163257">
                <text:p>1.41632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583cm" svg:y="3.951cm" style:legend-expansion="high" chart:style-name="ch2"/>
        <chart:plot-area chart:style-name="ch3" chart:data-source-has-labels="both" svg:x="0.769cm" svg:y="0.851cm" svg:width="13.176cm" svg:height="7.549cm">
          <chartooo:coordinate-region svg:x="1.761cm" svg:y="0.851cm" svg:width="11.627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ear</text:p>
              </table:table-cell>
              <table:table-cell office:value-type="string">
                <text:p>c1</text:p>
              </table:table-cell>
            </table:table-row>
          </table:table-header-rows>
          <table:table-rows>
            <table:table-row>
              <table:table-cell office:value-type="float" office:value="2011">
                <text:p>2010</text:p>
              </table:table-cell>
              <table:table-cell office:value-type="float" office:value="2011">
                <text:p>2011</text:p>
              </table:table-cell>
              <table:table-cell office:value-type="float" office:value="358767">
                <text:p>358767</text:p>
              </table:table-cell>
            </table:table-row>
            <table:table-row>
              <table:table-cell office:value-type="float" office:value="2012">
                <text:p>2010</text:p>
              </table:table-cell>
              <table:table-cell office:value-type="float" office:value="2012">
                <text:p>2012</text:p>
              </table:table-cell>
              <table:table-cell office:value-type="float" office:value="415607">
                <text:p>415607</text:p>
              </table:table-cell>
            </table:table-row>
            <table:table-row>
              <table:table-cell office:value-type="float" office:value="2013">
                <text:p>2010</text:p>
              </table:table-cell>
              <table:table-cell office:value-type="float" office:value="2013">
                <text:p>2013</text:p>
              </table:table-cell>
              <table:table-cell office:value-type="float" office:value="442114">
                <text:p>442114</text:p>
              </table:table-cell>
            </table:table-row>
            <table:table-row>
              <table:table-cell office:value-type="float" office:value="2014">
                <text:p>2010</text:p>
              </table:table-cell>
              <table:table-cell office:value-type="float" office:value="2014">
                <text:p>2014</text:p>
              </table:table-cell>
              <table:table-cell office:value-type="float" office:value="519427">
                <text:p>519427</text:p>
              </table:table-cell>
            </table:table-row>
            <table:table-row>
              <table:table-cell office:value-type="float" office:value="2015">
                <text:p>2020</text:p>
              </table:table-cell>
              <table:table-cell office:value-type="float" office:value="2015">
                <text:p>2015</text:p>
              </table:table-cell>
              <table:table-cell office:value-type="float" office:value="618727">
                <text:p>618727</text:p>
              </table:table-cell>
            </table:table-row>
            <table:table-row>
              <table:table-cell office:value-type="float" office:value="2016">
                <text:p>2020</text:p>
              </table:table-cell>
              <table:table-cell office:value-type="float" office:value="2016">
                <text:p>2016</text:p>
              </table:table-cell>
              <table:table-cell office:value-type="float" office:value="647803">
                <text:p>6478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